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F4000000BE0B1BA76BC5A64093.png" manifest:media-type="image/png"/>
  <manifest:file-entry manifest:full-path="Pictures/10000001000002B2000001BC8143BF7D62C58321.png" manifest:media-type="image/png"/>
  <manifest:file-entry manifest:full-path="Pictures/10000001000009AC00000285A823913A16C42271.png" manifest:media-type="image/png"/>
  <manifest:file-entry manifest:full-path="Pictures/10000001000001C5000000FB25A63CDE4E697B5B.png" manifest:media-type="image/png"/>
  <manifest:file-entry manifest:full-path="Pictures/1000000100000274000000C7CFD1B6E180004460.png" manifest:media-type="image/png"/>
  <manifest:file-entry manifest:full-path="Pictures/10000001000002EF000000B4EB902583C3F9E4ED.png" manifest:media-type="image/png"/>
  <manifest:file-entry manifest:full-path="Pictures/10000001000001D4000000FBB434E12BE038B35A.png" manifest:media-type="image/png"/>
  <manifest:file-entry manifest:full-path="Pictures/1000000100000855000003D6D7D679CC5D2E406C.png" manifest:media-type="image/png"/>
  <manifest:file-entry manifest:full-path="Pictures/100000010000038E000000DA8C0181680CCE89EC.png" manifest:media-type="image/png"/>
  <manifest:file-entry manifest:full-path="Pictures/100000010000038F000000DEBBFCB601ED9A5463.png" manifest:media-type="image/png"/>
  <manifest:file-entry manifest:full-path="Pictures/100000010000022C00000070EA07466676896DBA.png" manifest:media-type="image/png"/>
  <manifest:file-entry manifest:full-path="Pictures/10000001000004F1000000D6EDF02793FB24F00B.png" manifest:media-type="image/png"/>
  <manifest:file-entry manifest:full-path="Pictures/1000000100000154000000DC1ED93A1A9EB404B9.png" manifest:media-type="image/png"/>
  <manifest:file-entry manifest:full-path="Pictures/10000001000000A1000000C84EB7A1E4A70A79F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svg:stroke-color="#dfecdd" draw:fill="solid" draw:fill-color="#dfecdd" loext:decorative="false"/>
    </style:style>
    <style:style style:name="gr4" style:family="graphic" style:parent-style-name="standard">
      <style:graphic-properties draw:stroke="none" svg:stroke-color="#a8b5a5" draw:fill="solid" draw:fill-color="#ffffff" loext:decorative="false"/>
    </style:style>
    <style:style style:name="gr5" style:family="graphic" style:parent-style-name="standard">
      <style:graphic-properties draw:stroke="solid" svg:stroke-width="0.035cm" svg:stroke-color="#07575b" draw:stroke-linejoin="round" svg:stroke-linecap="round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dash" draw:stroke-dash="stroke-dash131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7" style:family="graphic" style:parent-style-name="standard">
      <style:graphic-properties draw:stroke="solid" svg:stroke-width="0.035cm" svg:stroke-color="#7e8f7a" draw:stroke-linejoin="miter" svg:stroke-linecap="butt" draw:fill="solid" draw:fill-color="#ffffff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none" draw:fill="solid" draw:fill-color="#3f86ce" loext:decorative="false"/>
    </style:style>
    <style:style style:name="gr9" style:family="graphic" style:parent-style-name="standard">
      <style:graphic-properties draw:stroke="none" draw:fill="solid" draw:fill-color="#1b3f65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91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solid" draw:fill-color="#f39d4a" loext:decorative="false"/>
    </style:style>
    <style:style style:name="gr13" style:family="graphic" style:parent-style-name="standard">
      <style:graphic-properties draw:stroke="none" draw:fill="solid" draw:fill-color="#f37b1c" loext:decorative="false"/>
    </style:style>
    <style:style style:name="gr14" style:family="graphic" style:parent-style-name="standard">
      <style:graphic-properties draw:stroke="none" draw:fill="solid" draw:fill-color="#fbefde" loext:decorative="false"/>
    </style:style>
    <style:style style:name="gr15" style:family="graphic" style:parent-style-name="standard">
      <style:graphic-properties draw:stroke="none" draw:fill="solid" draw:fill-color="#f5a85d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99cm" fo:min-width="4.11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5cm" svg:stroke-color="#7e8f7a" draw:stroke-linejoin="miter" svg:stroke-linecap="butt" draw:fill="solid" draw:fill-color="#dfecdd" fo:padding-top="0.017cm" fo:padding-bottom="0.017cm" fo:padding-left="0.017cm" fo:padding-right="0.017cm" loext:decorative="false"/>
    </style:style>
    <style:style style:name="gr18" style:family="graphic" style:parent-style-name="standard">
      <style:graphic-properties draw:stroke="none" svg:stroke-color="#7e8f7a" draw:fill="solid" draw:fill-color="#ffffff" loext:decorative="false"/>
    </style:style>
    <style:style style:name="gr19" style:family="graphic" style:parent-style-name="standard">
      <style:graphic-properties draw:stroke="solid" svg:stroke-width="0.035cm" svg:stroke-color="#003b46" draw:stroke-linejoin="round" svg:stroke-linecap="round" draw:fill="none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dash" draw:stroke-dash="stroke-dash140" svg:stroke-width="0.035cm" svg:stroke-color="#003b46" draw:stroke-linejoin="round" svg:stroke-linecap="round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dash" draw:stroke-dash="stroke-dash69" svg:stroke-width="0.035cm" svg:stroke-color="#003b46" draw:stroke-linejoin="round" svg:stroke-linecap="round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18cm" fo:min-width="7.20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18cm" fo:min-width="17.98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18cm" fo:min-width="8.05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2.05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18cm" fo:min-width="7.5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79cm" fo:min-width="9.32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73349c" loext:decorative="false"/>
    </style:style>
    <style:style style:name="gr29" style:family="graphic" style:parent-style-name="standard">
      <style:graphic-properties draw:stroke="none" draw:fill="solid" draw:fill-color="#515450" loext:decorative="false"/>
    </style:style>
    <style:style style:name="gr30" style:family="graphic" style:parent-style-name="standard">
      <style:graphic-properties draw:stroke="solid" svg:stroke-width="0.022cm" svg:stroke-color="#446ebe" draw:stroke-linejoin="miter" svg:stroke-linecap="butt" draw:fill="none" fo:padding-top="0.011cm" fo:padding-bottom="0.011cm" fo:padding-left="0.011cm" fo:padding-right="0.011cm" loext:decorative="false"/>
    </style:style>
    <style:style style:name="gr31" style:family="graphic" style:parent-style-name="standard">
      <style:graphic-properties draw:stroke="none" draw:fill="solid" draw:fill-color="#c2c3c1" loext:decorative="false"/>
    </style:style>
    <style:style style:name="gr32" style:family="graphic" style:parent-style-name="standard">
      <style:graphic-properties draw:stroke="solid" svg:stroke-width="0.003cm" svg:stroke-color="#050606" draw:stroke-linejoin="miter" svg:stroke-linecap="butt" draw:fill="none" fo:padding-top="0.001cm" fo:padding-bottom="0.001cm" fo:padding-left="0.001cm" fo:padding-right="0.001cm" loext:decorative="false"/>
    </style:style>
    <style:style style:name="gr33" style:family="graphic" style:parent-style-name="standard">
      <style:graphic-properties draw:stroke="none" draw:fill="solid" draw:fill-color="#e2e4e3" loext:decorative="false"/>
    </style:style>
    <style:style style:name="gr34" style:family="graphic" style:parent-style-name="standard">
      <style:graphic-properties draw:stroke="solid" svg:stroke-width="0.002cm" svg:stroke-color="#999ea0" draw:stroke-linejoin="miter" svg:stroke-linecap="butt" draw:fill="none" fo:padding-top="0.001cm" fo:padding-bottom="0.001cm" fo:padding-left="0.001cm" fo:padding-right="0.001cm" loext:decorative="false"/>
    </style:style>
    <style:style style:name="gr35" style:family="graphic" style:parent-style-name="standard">
      <style:graphic-properties draw:stroke="solid" svg:stroke-width="0.003cm" svg:stroke-color="#515450" draw:stroke-linejoin="miter" svg:stroke-linecap="square" draw:fill="solid" draw:fill-color="#ffffff" fo:padding-top="0.001cm" fo:padding-bottom="0.001cm" fo:padding-left="0.001cm" fo:padding-right="0.001cm" loext:decorative="false"/>
    </style:style>
    <style:style style:name="gr36" style:family="graphic" style:parent-style-name="standard">
      <style:graphic-properties draw:stroke="solid" svg:stroke-width="0.003cm" svg:stroke-color="#73349c" draw:stroke-linejoin="miter" svg:stroke-linecap="square" draw:fill="solid" draw:fill-color="#050606" fo:padding-top="0.001cm" fo:padding-bottom="0.001cm" fo:padding-left="0.001cm" fo:padding-right="0.001cm" loext:decorative="false"/>
    </style:style>
    <style:style style:name="gr37" style:family="graphic" style:parent-style-name="standard">
      <style:graphic-properties draw:stroke="solid" svg:stroke-width="0.003cm" svg:stroke-color="#050606" draw:stroke-linejoin="miter" svg:stroke-linecap="square" draw:fill="none" fo:padding-top="0.001cm" fo:padding-bottom="0.001cm" fo:padding-left="0.001cm" fo:padding-right="0.001cm" loext:decorative="false"/>
    </style:style>
    <style:style style:name="gr38" style:family="graphic" style:parent-style-name="standard">
      <style:graphic-properties draw:stroke="solid" svg:stroke-width="0.004cm" svg:stroke-color="#050606" draw:stroke-linejoin="miter" svg:stroke-linecap="butt" draw:fill="none" fo:padding-top="0.002cm" fo:padding-bottom="0.002cm" fo:padding-left="0.002cm" fo:padding-right="0.002cm" loext:decorative="false"/>
    </style:style>
    <style:style style:name="gr39" style:family="graphic" style:parent-style-name="standard">
      <style:graphic-properties draw:stroke="solid" svg:stroke-width="0.003cm" svg:stroke-color="#050606" draw:stroke-linejoin="miter" svg:stroke-linecap="square" draw:fill="solid" draw:fill-color="#707475" fo:padding-top="0.001cm" fo:padding-bottom="0.001cm" fo:padding-left="0.001cm" fo:padding-right="0.001cm" loext:decorative="false"/>
    </style:style>
    <style:style style:name="gr40" style:family="graphic" style:parent-style-name="standard">
      <style:graphic-properties draw:stroke="none" draw:fill="solid" draw:fill-color="#ffffff" loext:decorative="false"/>
    </style:style>
    <style:style style:name="gr41" style:family="graphic" style:parent-style-name="standard">
      <style:graphic-properties draw:stroke="solid" svg:stroke-width="0.016cm" svg:stroke-color="#050606" draw:stroke-linejoin="miter" svg:stroke-linecap="butt" draw:fill="none" fo:padding-top="0.008cm" fo:padding-bottom="0.008cm" fo:padding-left="0.008cm" fo:padding-right="0.008cm" loext:decorative="false"/>
    </style:style>
    <style:style style:name="gr42" style:family="graphic" style:parent-style-name="standard">
      <style:graphic-properties draw:stroke="solid" svg:stroke-width="0.004cm" svg:stroke-color="#999ea0" draw:stroke-linejoin="miter" svg:stroke-linecap="butt" draw:fill="none" fo:padding-top="0.002cm" fo:padding-bottom="0.002cm" fo:padding-left="0.002cm" fo:padding-right="0.002cm" loext:decorative="false"/>
    </style:style>
    <style:style style:name="gr43" style:family="graphic" style:parent-style-name="standard">
      <style:graphic-properties draw:stroke="solid" svg:stroke-width="0.016cm" svg:stroke-color="#515450" draw:stroke-linejoin="miter" svg:stroke-linecap="square" draw:fill="solid" draw:fill-color="#ffffff" fo:padding-top="0.008cm" fo:padding-bottom="0.008cm" fo:padding-left="0.008cm" fo:padding-right="0.008cm" loext:decorative="false"/>
    </style:style>
    <style:style style:name="gr44" style:family="graphic" style:parent-style-name="standard">
      <style:graphic-properties draw:stroke="solid" svg:stroke-width="0.016cm" svg:stroke-color="#73349c" draw:stroke-linejoin="miter" svg:stroke-linecap="square" draw:fill="solid" draw:fill-color="#050606" fo:padding-top="0.008cm" fo:padding-bottom="0.008cm" fo:padding-left="0.008cm" fo:padding-right="0.008cm" loext:decorative="false"/>
    </style:style>
    <style:style style:name="gr45" style:family="graphic" style:parent-style-name="standard">
      <style:graphic-properties draw:stroke="solid" svg:stroke-width="0.016cm" svg:stroke-color="#050606" draw:stroke-linejoin="miter" svg:stroke-linecap="square" draw:fill="none" fo:padding-top="0.008cm" fo:padding-bottom="0.008cm" fo:padding-left="0.008cm" fo:padding-right="0.008cm" loext:decorative="false"/>
    </style:style>
    <style:style style:name="gr46" style:family="graphic" style:parent-style-name="standard">
      <style:graphic-properties draw:stroke="solid" svg:stroke-width="0.006cm" svg:stroke-color="#050606" draw:stroke-linejoin="miter" svg:stroke-linecap="butt" draw:fill="none" fo:padding-top="0.003cm" fo:padding-bottom="0.003cm" fo:padding-left="0.003cm" fo:padding-right="0.003cm" loext:decorative="false"/>
    </style:style>
    <style:style style:name="gr47" style:family="graphic" style:parent-style-name="standard">
      <style:graphic-properties draw:stroke="solid" svg:stroke-width="0.016cm" svg:stroke-color="#050606" draw:stroke-linejoin="miter" svg:stroke-linecap="square" draw:fill="solid" draw:fill-color="#707475" fo:padding-top="0.008cm" fo:padding-bottom="0.008cm" fo:padding-left="0.008cm" fo:padding-right="0.008cm" loext:decorative="false"/>
    </style:style>
    <style:style style:name="gr48" style:family="graphic" style:parent-style-name="standard">
      <style:graphic-properties draw:stroke="solid" svg:stroke-width="0.022cm" svg:stroke-color="#73349c" draw:stroke-linejoin="round" svg:stroke-linecap="round" draw:fill="none" fo:padding-top="0.011cm" fo:padding-bottom="0.011cm" fo:padding-left="0.011cm" fo:padding-right="0.011cm" loext:decorative="false"/>
    </style:style>
    <style:style style:name="gr49" style:family="graphic" style:parent-style-name="standard">
      <style:graphic-properties draw:stroke="none" draw:fill="solid" draw:fill-color="#707475" loext:decorative="false"/>
    </style:style>
    <style:style style:name="gr50" style:family="graphic" style:parent-style-name="standard">
      <style:graphic-properties draw:stroke="none" draw:fill="solid" draw:fill-color="#3a5986" loext:decorative="false"/>
    </style:style>
    <style:style style:name="gr51" style:family="graphic" style:parent-style-name="standard">
      <style:graphic-properties draw:stroke="dash" draw:stroke-dash="stroke-dash137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52" style:family="graphic" style:parent-style-name="standard">
      <style:graphic-properties draw:stroke="none" svg:stroke-color="#354e30" draw:fill="solid" draw:fill-color="#354e30" loext:decorative="false"/>
    </style:style>
    <style:style style:name="gr53" style:family="graphic" style:parent-style-name="standard">
      <style:graphic-properties draw:stroke="solid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54" style:family="graphic" style:parent-style-name="standard">
      <style:graphic-properties draw:stroke="dash" draw:stroke-dash="stroke-dash53" svg:stroke-width="0.035cm" svg:stroke-color="#07575b" draw:stroke-linejoin="round" svg:stroke-linecap="round" draw:fill="none" fo:padding-top="0.017cm" fo:padding-bottom="0.017cm" fo:padding-left="0.017cm" fo:padding-right="0.017cm" loext:decorative="false"/>
    </style:style>
    <style:style style:name="gr55" style:family="graphic" style:parent-style-name="standard">
      <style:graphic-properties draw:stroke="none" draw:fill="solid" draw:fill-color="#07575b" loext:decorative="false"/>
    </style:style>
    <style:style style:name="gr56" style:family="graphic" style:parent-style-name="standard">
      <style:graphic-properties draw:stroke="none" draw:fill="solid" draw:fill-color="#354e30" loext:decorative="false"/>
    </style:style>
    <style:style style:name="gr57" style:family="graphic" style:parent-style-name="standard">
      <style:graphic-properties draw:stroke="dash" draw:stroke-dash="stroke-dash32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58" style:family="graphic" style:parent-style-name="standard">
      <style:graphic-properties draw:stroke="none" svg:stroke-color="#354e30" draw:fill="solid" draw:fill-color="#07575b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118cm" fo:min-width="7.75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dash" draw:stroke-dash="stroke-dash41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61" style:family="graphic" style:parent-style-name="standard">
      <style:graphic-properties draw:stroke="dash" draw:stroke-dash="stroke-dash134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62" style:family="graphic" style:parent-style-name="standard">
      <style:graphic-properties draw:stroke="dash" draw:stroke-dash="stroke-dash128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63" style:family="graphic" style:parent-style-name="standard">
      <style:graphic-properties draw:stroke="dash" draw:stroke-dash="stroke-dash143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64" style:family="graphic" style:parent-style-name="standard">
      <style:graphic-properties draw:stroke="dash" draw:stroke-dash="stroke-dash61" svg:stroke-width="0.035cm" svg:stroke-color="#354e30" draw:stroke-linejoin="round" svg:stroke-linecap="round" draw:fill="none" fo:padding-top="0.017cm" fo:padding-bottom="0.017cm" fo:padding-left="0.017cm" fo:padding-right="0.017cm" loext:decorative="false"/>
    </style:style>
    <style:style style:name="gr65" style:family="graphic" style:parent-style-name="standard">
      <style:graphic-properties draw:stroke="none" svg:stroke-color="#a8b5a5" draw:fill="solid" draw:fill-color="#dfecdd" loext:decorative="false"/>
    </style:style>
    <style:style style:name="gr66" style:family="graphic" style:parent-style-name="standard">
      <style:graphic-properties draw:stroke="solid" svg:stroke-width="0.035cm" svg:stroke-color="#354e30" draw:stroke-linejoin="miter" svg:stroke-linecap="butt" draw:fill="none" fo:padding-top="0.017cm" fo:padding-bottom="0.017cm" fo:padding-left="0.017cm" fo:padding-right="0.017cm" loext:decorative="false"/>
    </style:style>
    <style:style style:name="gr67" style:family="graphic" style:parent-style-name="standard">
      <style:graphic-properties draw:stroke="none" svg:stroke-color="#354e30" draw:fill="solid" draw:fill-color="#dfecdd" loext:decorative="false"/>
    </style:style>
    <style:style style:name="gr68" style:family="graphic" style:parent-style-name="standard">
      <style:graphic-properties draw:stroke="solid" svg:stroke-width="0.035cm" svg:stroke-color="#07575b" draw:stroke-linejoin="miter" svg:stroke-linecap="butt" draw:fill="none" fo:padding-top="0.017cm" fo:padding-bottom="0.017cm" fo:padding-left="0.017cm" fo:padding-right="0.017cm" loext:decorative="false"/>
    </style:style>
    <style:style style:name="gr69" style:family="graphic" style:parent-style-name="standard">
      <style:graphic-properties draw:stroke="none" draw:fill="solid" draw:fill-color="#dfecdd" loext:decorative="fals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fecdd"/>
    </style:style>
    <style:style style:name="P3" style:family="paragraph">
      <loext:graphic-properties draw:fill="none"/>
    </style:style>
    <style:style style:name="P4" style:family="paragraph">
      <loext:graphic-properties draw:fill="solid" draw:fill-color="#3f86ce"/>
    </style:style>
    <style:style style:name="P5" style:family="paragraph">
      <loext:graphic-properties draw:fill="solid" draw:fill-color="#1b3f65"/>
    </style:style>
    <style:style style:name="P6" style:family="paragraph">
      <style:paragraph-properties fo:text-align="start" style:writing-mode="lr-tb"/>
      <style:text-properties fo:font-size="22.6000003814697pt"/>
    </style:style>
    <style:style style:name="P7" style:family="paragraph">
      <loext:graphic-properties draw:fill="none"/>
      <style:paragraph-properties fo:text-align="start"/>
      <style:text-properties fo:font-size="22.6000003814697pt" style:font-size-asian="19.2000007629395pt" style:font-size-complex="19.2000007629395pt"/>
    </style:style>
    <style:style style:name="P8" style:family="paragraph">
      <loext:graphic-properties draw:fill="solid" draw:fill-color="#f39d4a"/>
    </style:style>
    <style:style style:name="P9" style:family="paragraph">
      <loext:graphic-properties draw:fill="solid" draw:fill-color="#f37b1c"/>
    </style:style>
    <style:style style:name="P10" style:family="paragraph">
      <loext:graphic-properties draw:fill="solid" draw:fill-color="#fbefde"/>
    </style:style>
    <style:style style:name="P11" style:family="paragraph">
      <loext:graphic-properties draw:fill="solid" draw:fill-color="#f5a85d"/>
    </style:style>
    <style:style style:name="P12" style:family="paragraph">
      <style:paragraph-properties fo:text-align="start" style:writing-mode="lr-tb"/>
      <style:text-properties style:font-name="OpenSans2" fo:font-size="22.6000003814697pt"/>
    </style:style>
    <style:style style:name="P13" style:family="paragraph">
      <loext:graphic-properties draw:fill="none"/>
      <style:paragraph-properties fo:text-align="start"/>
      <style:text-properties style:font-name="OpenSans2" fo:font-size="22.6000003814697pt" style:font-size-asian="19.2000007629395pt" style:font-size-complex="19.2000007629395pt"/>
    </style:style>
    <style:style style:name="P14" style:family="paragraph">
      <style:paragraph-properties fo:text-align="start" style:writing-mode="lr-tb"/>
      <style:text-properties fo:font-size="28.2999992370605pt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28.2999992370605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start" style:writing-mode="lr-tb"/>
      <style:text-properties fo:color="#7e8f7a" loext:opacity="100%" fo:font-size="22.6000003814697pt"/>
    </style:style>
    <style:style style:name="P17" style:family="paragraph">
      <loext:graphic-properties draw:fill="none"/>
      <style:paragraph-properties fo:text-align="start"/>
      <style:text-properties fo:color="#7e8f7a" loext:opacity="100%" fo:font-size="22.6000003814697pt" style:font-size-asian="19.2000007629395pt" style:font-size-complex="19.2000007629395pt"/>
    </style:style>
    <style:style style:name="P18" style:family="paragraph">
      <style:paragraph-properties fo:text-align="start" style:writing-mode="lr-tb"/>
      <style:text-properties fo:color="#354e30" loext:opacity="100%" fo:font-size="22.6000003814697pt"/>
    </style:style>
    <style:style style:name="P19" style:family="paragraph">
      <loext:graphic-properties draw:fill="none"/>
      <style:paragraph-properties fo:text-align="start"/>
      <style:text-properties fo:color="#354e30" loext:opacity="100%" fo:font-size="22.6000003814697pt" style:font-size-asian="19.2000007629395pt" style:font-size-complex="19.2000007629395pt"/>
    </style:style>
    <style:style style:name="P20" style:family="paragraph">
      <loext:graphic-properties draw:fill="solid" draw:fill-color="#73349c"/>
    </style:style>
    <style:style style:name="P21" style:family="paragraph">
      <loext:graphic-properties draw:fill="solid" draw:fill-color="#515450"/>
    </style:style>
    <style:style style:name="P22" style:family="paragraph">
      <loext:graphic-properties draw:fill="solid" draw:fill-color="#c2c3c1"/>
    </style:style>
    <style:style style:name="P23" style:family="paragraph">
      <loext:graphic-properties draw:fill="solid" draw:fill-color="#e2e4e3"/>
    </style:style>
    <style:style style:name="P24" style:family="paragraph">
      <loext:graphic-properties draw:fill="solid" draw:fill-color="#050606"/>
    </style:style>
    <style:style style:name="P25" style:family="paragraph">
      <loext:graphic-properties draw:fill="solid" draw:fill-color="#707475"/>
    </style:style>
    <style:style style:name="P26" style:family="paragraph">
      <loext:graphic-properties draw:fill="solid" draw:fill-color="#3a5986"/>
    </style:style>
    <style:style style:name="P27" style:family="paragraph">
      <loext:graphic-properties draw:fill="solid" draw:fill-color="#354e30"/>
    </style:style>
    <style:style style:name="P28" style:family="paragraph">
      <loext:graphic-properties draw:fill="solid" draw:fill-color="#07575b"/>
    </style:style>
    <style:style style:name="P29" style:family="paragraph">
      <style:paragraph-properties fo:text-align="center"/>
    </style:style>
    <style:style style:name="T1" style:family="text">
      <style:text-properties fo:color="#231f20" loext:opacity="100%" style:font-name="OpenSans1" fo:font-size="19.2000007629395pt" fo:font-weight="normal" style:font-name-asian="OpenSans1" style:font-size-asian="19.2000007629395pt" style:font-weight-asian="normal" style:font-name-complex="OpenSans1" style:font-size-complex="19.2000007629395pt" style:font-weight-complex="normal"/>
    </style:style>
    <style:style style:name="T2" style:family="text">
      <style:text-properties fo:color="#231f20" loext:opacity="100%" style:font-name="OpenSans2" fo:font-size="19.2000007629395pt" fo:font-weight="normal" style:font-name-asian="OpenSans1" style:font-size-asian="19.2000007629395pt" style:font-weight-asian="normal" style:font-name-complex="OpenSans1" style:font-size-complex="19.2000007629395pt" style:font-weight-complex="normal"/>
    </style:style>
    <style:style style:name="T3" style:family="text">
      <style:text-properties fo:color="#231f20" loext:opacity="100%" style:font-name="OpenSans1" fo:font-size="24pt" fo:font-weight="normal" style:font-name-asian="OpenSans1" style:font-size-asian="24pt" style:font-weight-asian="normal" style:font-name-complex="OpenSans1" style:font-size-complex="24pt" style:font-weight-complex="normal"/>
    </style:style>
    <style:style style:name="T4" style:family="text">
      <style:text-properties fo:color="#354e30" loext:opacity="100%" style:font-name="OpenSans1" fo:font-size="19.2000007629395pt" fo:font-weight="normal" style:font-name-asian="OpenSans1" style:font-size-asian="19.2000007629395pt" style:font-weight-asian="normal" style:font-name-complex="OpenSans1" style:font-size-complex="19.2000007629395pt" style:font-weight-complex="normal"/>
    </style:style>
    <style:style style:name="T5" style:family="text">
      <style:text-properties style:font-name="OpenSans1" fo:font-size="19.2000007629395pt" fo:font-weight="normal" style:font-name-asian="OpenSans1" style:font-size-asian="19.2000007629395pt" style:font-weight-asian="normal" style:font-name-complex="OpenSans1" style:font-size-complex="19.200000762939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7">
        <draw:polygon draw:style-name="gr1" draw:text-style-name="P1" draw:layer="layout" svg:width="21.317cm" svg:height="3.195cm" svg:x="24.68cm" svg:y="1.571cm" svg:viewBox="0 0 21318 3196" draw:points="21318,3196 0,3196 0,0 21318,0">
          <text:p/>
        </draw:polygon>
        <draw:polygon draw:style-name="gr2" draw:text-style-name="P1" draw:layer="layout" svg:width="21.384cm" svg:height="3.224cm" svg:x="48.35cm" svg:y="1.327cm" svg:viewBox="0 0 21385 3225" draw:points="21385,3225 0,3225 0,0 21385,0">
          <text:p/>
        </draw:polygon>
        <draw:polygon draw:style-name="gr3" draw:text-style-name="P2" draw:layer="layout" svg:width="68.654cm" svg:height="22.711cm" svg:x="1.157cm" svg:y="6.029cm" svg:viewBox="0 0 68655 22712" draw:points="68655,22712 0,22712 0,0 68655,0">
          <text:p/>
        </draw:polygon>
        <draw:polygon draw:style-name="gr2" draw:text-style-name="P1" draw:layer="layout" svg:width="21.317cm" svg:height="3.174cm" svg:x="1.223cm" svg:y="1.587cm" svg:viewBox="0 0 21318 3175" draw:points="21318,3175 0,3175 0,0 21318,0">
          <text:p/>
        </draw:polygon>
        <draw:polygon draw:style-name="gr2" draw:text-style-name="P1" draw:layer="layout" svg:width="15.754cm" svg:height="7.737cm" svg:x="3.747cm" svg:y="8.353cm" svg:viewBox="0 0 15755 7738" draw:points="15755,7738 0,7738 0,0 15755,0">
          <text:p/>
        </draw:polygon>
        <draw:polygon draw:style-name="gr4" draw:text-style-name="P1" draw:layer="layout" svg:width="66.639cm" svg:height="18.805cm" svg:x="2.203cm" svg:y="7.213cm" svg:viewBox="0 0 66640 18806" draw:points="66640,18806 0,18806 0,0 66640,0">
          <text:p/>
        </draw:polygon>
        <draw:polyline draw:style-name="gr5" draw:text-style-name="P3" draw:layer="layout" svg:width="0.154cm" svg:height="0.169cm" svg:x="68.687cm" svg:y="25.849cm" svg:viewBox="0 0 155 170" draw:points="155,0 155,170 0,170">
          <text:p/>
        </draw:polyline>
        <draw:line draw:style-name="gr6" draw:text-style-name="P3" draw:layer="layout" svg:x1="68.493cm" svg:y1="26.018cm" svg:x2="2.452cm" svg:y2="26.018cm">
          <text:p/>
        </draw:line>
        <draw:polyline draw:style-name="gr5" draw:text-style-name="P3" draw:layer="layout" svg:width="0.154cm" svg:height="0.169cm" svg:x="2.201cm" svg:y="25.849cm" svg:viewBox="0 0 155 170" draw:points="155,170 0,170 0,0">
          <text:p/>
        </draw:polyline>
        <draw:line draw:style-name="gr6" draw:text-style-name="P3" draw:layer="layout" svg:x1="2.201cm" svg:y1="25.635cm" svg:x2="2.201cm" svg:y2="7.489cm">
          <text:p/>
        </draw:line>
        <draw:polyline draw:style-name="gr5" draw:text-style-name="P3" draw:layer="layout" svg:width="0.154cm" svg:height="0.169cm" svg:x="2.201cm" svg:y="7.213cm" svg:viewBox="0 0 155 170" draw:points="0,170 0,0 155,0">
          <text:p/>
        </draw:polyline>
        <draw:line draw:style-name="gr6" draw:text-style-name="P3" draw:layer="layout" svg:x1="2.55cm" svg:y1="7.213cm" svg:x2="68.591cm" svg:y2="7.213cm">
          <text:p/>
        </draw:line>
        <draw:polyline draw:style-name="gr5" draw:text-style-name="P3" draw:layer="layout" svg:width="0.154cm" svg:height="0.169cm" svg:x="68.687cm" svg:y="7.213cm" svg:viewBox="0 0 155 170" draw:points="0,0 155,0 155,170">
          <text:p/>
        </draw:polyline>
        <draw:line draw:style-name="gr6" draw:text-style-name="P3" draw:layer="layout" svg:x1="68.841cm" svg:y1="7.596cm" svg:x2="68.841cm" svg:y2="25.742cm">
          <text:p/>
        </draw:line>
        <draw:polygon draw:style-name="gr2" draw:text-style-name="P1" draw:layer="layout" svg:width="68.654cm" svg:height="2.963cm" svg:x="1.156cm" svg:y="29.92cm" svg:viewBox="0 0 68655 2964" draw:points="68655,2964 0,2964 0,0 68655,0">
          <text:p/>
        </draw:polygon>
        <draw:polygon draw:style-name="gr2" draw:text-style-name="P1" draw:layer="layout" svg:width="21.361cm" svg:height="3.261cm" svg:x="48.187cm" svg:y="1.555cm" svg:viewBox="0 0 21362 3262" draw:points="21362,3262 0,3262 0,0 21362,0">
          <text:p/>
        </draw:polygon>
        <draw:polygon draw:style-name="gr7" draw:text-style-name="P1" draw:layer="layout" svg:width="64.644cm" svg:height="2.963cm" svg:x="3.189cm" svg:y="8.145cm" svg:viewBox="0 0 64645 2964" draw:points="64645,2964 0,2964 0,0 64645,0">
          <text:p/>
        </draw:polygon>
        <draw:polygon draw:style-name="gr7" draw:text-style-name="P1" draw:layer="layout" svg:width="64.632cm" svg:height="2.965cm" svg:x="3cm" svg:y="8.353cm" svg:viewBox="0 0 64633 2966" draw:points="64633,2966 0,2966 0,0 64633,0">
          <text:p/>
        </draw:polygon>
        <draw:path draw:style-name="gr8" draw:text-style-name="P4" draw:layer="layout" svg:width="0.267cm" svg:height="0.295cm" svg:x="34.592cm" svg:y="3.194cm" svg:viewBox="0 0 268 296" svg:d="M44 296h182c24 0 42-21 42-47v-200c0-27-18-49-42-49h-182c-25 0-44 22-44 49v200c0 26 19 47 44 47z">
          <text:p/>
        </draw:path>
        <draw:path draw:style-name="gr8" draw:text-style-name="P4" draw:layer="layout" svg:width="0.478cm" svg:height="0.527cm" svg:x="34.592cm" svg:y="2.478cm" svg:viewBox="0 0 479 528" svg:d="M406 0h-333c-40 0-73 36-73 79v370c0 43 33 79 73 79h333c39 0 73-36 73-79v-370c0-43-34-79-73-79z">
          <text:p/>
        </draw:path>
        <draw:path draw:style-name="gr8" draw:text-style-name="P4" draw:layer="layout" svg:width="0.232cm" svg:height="0.257cm" svg:x="35.187cm" svg:y="2.119cm" svg:viewBox="0 0 233 258" svg:d="M42 258h150c22 0 41-21 41-46v-166c0-25-19-46-41-46h-150c-24 0-42 21-42 46v166c0 25 18 46 42 46z">
          <text:p/>
        </draw:path>
        <draw:path draw:style-name="gr8" draw:text-style-name="P4" draw:layer="layout" svg:width="0.289cm" svg:height="0.319cm" svg:x="34.124cm" svg:y="2.687cm" svg:viewBox="0 0 290 320" svg:d="M51 320h189c28 0 50-27 50-57v-207c0-31-22-56-50-56h-189c-27 0-51 25-51 56v207c0 30 24 57 51 57z">
          <text:p/>
        </draw:path>
        <draw:path draw:style-name="gr8" draw:text-style-name="P4" draw:layer="layout" svg:width="0.393cm" svg:height="0.433cm" svg:x="34.019cm" svg:y="3.187cm" svg:viewBox="0 0 394 434" svg:d="M69 434h255c39 0 70-34 70-75v-283c0-42-31-76-70-76h-255c-38 0-69 34-69 76v283c0 41 31 75 69 75z">
          <text:p/>
        </draw:path>
        <draw:path draw:style-name="gr8" draw:text-style-name="P4" draw:layer="layout" svg:width="0.179cm" svg:height="0.198cm" svg:x="34.592cm" svg:y="3.741cm" svg:viewBox="0 0 180 199" svg:d="M149 0h-117c-17 0-32 17-32 36v128c0 19 15 35 32 35h117c17 0 31-16 31-35v-128c0-19-14-36-31-36z">
          <text:p/>
        </draw:path>
        <draw:path draw:style-name="gr8" draw:text-style-name="P4" draw:layer="layout" svg:width="1.988cm" svg:height="2.197cm" svg:x="33.427cm" svg:y="2.119cm" svg:viewBox="0 0 1989 2198" svg:d="M1624 2198h-1260c-200 0-364-181-364-403v-1393c0-221 164-402 364-402h1040c48 0 88 44 88 97s-40 97-88 97h-1040c-104 0-188 94-188 208v1393c0 115 84 209 188 209h1260c104 0 189-94 189-209v-1149c0-53 38-97 88-97 48 0 88 44 88 97v1149c0 222-164 403-365 403z">
          <text:p/>
        </draw:path>
        <draw:path draw:style-name="gr9" draw:text-style-name="P5" draw:layer="layout" svg:width="0.576cm" svg:height="0.78cm" svg:x="35.823cm" svg:y="2.829cm" svg:viewBox="0 0 577 781" svg:d="M319 647c67 0 103-38 103-105 0-66-38-103-109-103h-157v208zM311 315c60 0 87-30 87-91 0-63-30-91-94-91h-148v182zM320 0c150 0 231 72 231 206 0 84-27 131-100 168 90 34 126 89 126 187 0 142-85 220-246 220h-331v-781z">
          <text:p/>
        </draw:path>
        <draw:path draw:style-name="gr9" draw:text-style-name="P5" draw:layer="layout" svg:width="0.529cm" svg:height="0.597cm" svg:x="36.502cm" svg:y="3.024cm" svg:viewBox="0 0 530 598" svg:d="M154 298c0 109 40 168 112 168 70 0 110-59 110-168 0-111-39-168-112-168-69 0-110 61-110 168zM530 297c0 176-110 301-264 301-158 0-266-122-266-296 0-178 110-302 269-302 151 0 261 124 261 297z">
          <text:p/>
        </draw:path>
        <draw:path draw:style-name="gr9" draw:text-style-name="P5" draw:layer="layout" svg:width="0.453cm" svg:height="0.597cm" svg:x="37.122cm" svg:y="3.024cm" svg:viewBox="0 0 454 598" svg:d="M377 166c-48-26-95-43-146-43-46 0-66 14-66 45 0 33 17 44 102 60 59 12 90 23 119 42 44 29 68 76 68 138 0 120-85 190-228 190-100 0-164-23-226-83l70-108c47 47 91 66 152 66 55 0 84-19 84-54 0-17-5-27-18-36-14-7-19-9-91-24-120-25-173-80-173-179 0-113 78-180 209-180 84 0 143 18 203 57z">
          <text:p/>
        </draw:path>
        <draw:path draw:style-name="gr9" draw:text-style-name="P5" draw:layer="layout" svg:width="0.481cm" svg:height="0.597cm" svg:x="37.676cm" svg:y="3.024cm" svg:viewBox="0 0 482 598" svg:d="M482 456c-39 93-107 142-215 142-166 0-267-118-267-295 0-180 103-303 256-303 98 0 166 39 213 116l-124 82c-17-44-42-68-85-68-67 0-106 59-106 168 0 111 39 168 112 168 49 0 73-21 93-74z">
          <text:p/>
        </draw:path>
        <draw:path draw:style-name="gr9" draw:text-style-name="P5" draw:layer="layout" svg:width="0.474cm" svg:height="0.821cm" svg:x="38.266cm" svg:y="2.788cm" svg:viewBox="0 0 475 822" svg:d="M151 0v340c35-70 87-103 161-103 102 0 163 78 163 215v370h-152v-347c0-75-24-108-77-108-60 0-95 42-95 118v337h-151v-822z">
          <text:p/>
        </draw:path>
        <draw:polygon draw:style-name="gr9" draw:text-style-name="P5" draw:layer="layout" svg:width="0.157cm" svg:height="0.78cm" svg:x="39.259cm" svg:y="2.829cm" svg:viewBox="0 0 158 781" draw:points="158,781 0,781 0,0 158,0">
          <text:p/>
        </draw:polygon>
        <draw:path draw:style-name="gr9" draw:text-style-name="P5" draw:layer="layout" svg:width="0.529cm" svg:height="0.597cm" svg:x="39.57cm" svg:y="3.024cm" svg:viewBox="0 0 530 598" svg:d="M154 298c0 109 39 168 110 168 72 0 112-59 112-168 0-111-39-168-112-168-70 0-110 61-110 168zM530 297c0 176-110 301-266 301s-264-122-264-296c0-178 110-302 269-302 151 0 261 124 261 297z">
          <text:p/>
        </draw:path>
        <draw:polygon draw:style-name="gr9" draw:text-style-name="P5" draw:layer="layout" svg:width="0.557cm" svg:height="0.78cm" svg:x="40.115cm" svg:y="2.829cm" svg:viewBox="0 0 558 781" draw:points="0,141 0,0 558,0 558,141 359,141 359,781 201,781 201,141">
          <text:p/>
        </draw:polygon>
        <draw:path draw:style-name="gr9" draw:text-style-name="P5" draw:layer="layout" svg:width="0.515cm" svg:height="0.8cm" svg:x="41.115cm" svg:y="2.818cm" svg:viewBox="0 0 516 801" svg:d="M419 179c-35-84-81-103-169-103-90 0-145 47-145 125 0 45 15 74 48 95 28 19 48 27 124 45 89 22 136 42 174 76 43 37 65 92 65 158 0 139-97 226-249 226-133 0-228-54-267-175l74-33c28 99 91 134 193 134 105 0 169-57 169-149 0-38-12-70-34-92-28-26-58-37-159-65-80-22-123-41-158-70-39-31-60-84-60-143 0-128 86-208 223-208 119 0 194 34 238 140z">
          <text:p/>
        </draw:path>
        <draw:path draw:style-name="gr9" draw:text-style-name="P5" draw:layer="layout" svg:width="0.406cm" svg:height="0.58cm" svg:x="41.818cm" svg:y="3.039cm" svg:viewBox="0 0 407 581" svg:d="M324 484c-31 65-83 97-156 97-109 0-168-79-168-226v-355h82v361c0 98 34 142 106 142 84 0 136-60 136-153v-350h83v572h-83z">
          <text:p/>
        </draw:path>
        <draw:path draw:style-name="gr9" draw:text-style-name="P5" draw:layer="layout" svg:width="0.109cm" svg:height="0.808cm" svg:x="42.432cm" svg:y="2.8cm" svg:viewBox="0 0 110 809" svg:d="M99 809h-84v-571h84zM110 59c0 33-24 61-55 61-30 0-55-28-55-61 0-32 25-59 55-59 31 0 55 27 55 59z">
          <text:p/>
        </draw:path>
        <draw:path draw:style-name="gr9" draw:text-style-name="P5" draw:layer="layout" svg:width="0.322cm" svg:height="0.75cm" svg:x="42.689cm" svg:y="2.868cm" svg:viewBox="0 0 323 751" svg:d="M79 170v-149l83-21v170h130v75h-130v350c0 56 19 82 60 82 26 0 46-8 69-27l32 61c-35 30-64 40-107 40-84 0-137-53-137-139v-367h-79v-75z">
          <text:p/>
        </draw:path>
        <draw:path draw:style-name="gr9" draw:text-style-name="P5" draw:layer="layout" svg:width="0.456cm" svg:height="0.59cm" svg:x="43.093cm" svg:y="3.028cm" svg:viewBox="0 0 457 591" svg:d="M374 239c-11-116-51-164-136-164-83 0-130 53-150 164zM454 490c-48 76-115 101-197 101-165 0-257-119-257-295 0-175 96-296 237-296 137 0 220 107 220 283v29h-371c1 83 19 129 54 165 27 27 61 39 115 39 58 0 98-18 138-79z">
          <text:p/>
        </draw:path>
        <draw:frame draw:style-name="gr10" draw:text-style-name="P7" draw:layer="layout" svg:width="3.914cm" svg:height="0.619cm" svg:x="4.876cm" svg:y="2.911cm">
          <draw:text-box>
            <text:p text:style-name="P6"><text:span text:style-name="T1">powered by</text:span></text:p>
          </draw:text-box>
        </draw:frame>
        <draw:frame draw:style-name="gr11" draw:text-style-name="P3" draw:layer="layout" svg:width="10.122cm" svg:height="2.726cm" svg:x="53.922cm" svg:y="1.852cm">
          <draw:image xlink:href="Pictures/100000010000038F000000DEBBFCB601ED9A5463.png" xlink:type="simple" xlink:show="embed" xlink:actuate="onLoad" draw:mime-type="image/png">
            <text:p/>
          </draw:image>
        </draw:frame>
        <draw:path draw:style-name="gr12" draw:text-style-name="P8" draw:layer="layout" svg:width="0.444cm" svg:height="0.491cm" svg:x="10.564cm" svg:y="3.587cm" svg:viewBox="0 0 445 492" svg:d="M331 11c-8 8-11 20-11 36v164h-196v-164c0-16-3-28-9-36-7-7-19-11-33-11h-82v77h28c4 0 8 1 11 3 2 3 3 6 3 12v400h84v-207h196v207h83v-400c0-6 1-9 3-12 2-2 5-3 10-3h27v-77h-81c-16 0-27 4-33 11z">
          <text:p/>
        </draw:path>
        <draw:path draw:style-name="gr12" draw:text-style-name="P8" draw:layer="layout" svg:width="0.442cm" svg:height="0.491cm" svg:x="11.752cm" svg:y="3.587cm" svg:viewBox="0 0 443 492" svg:d="M363 0c-14 0-26 4-32 11-7 8-11 20-11 36v280h-3l-201-327h-75v401c0 5-1 8-4 11-2 2-5 3-9 3h-28v77h81c16 0 27-3 34-10s10-20 10-36v-279h4l200 325h74v-400c0-6 1-9 3-12 2-2 5-3 11-3h26v-77z">
          <text:p/>
        </draw:path>
        <draw:path draw:style-name="gr12" draw:text-style-name="P8" draw:layer="layout" svg:width="0.463cm" svg:height="0.507cm" svg:x="11.139cm" svg:y="3.58cm" svg:viewBox="0 0 464 508" svg:d="M232 419c-85 0-151-71-151-165 0-39 11-165 151-165 141 0 150 126 150 165 0 94-65 165-150 165zM232 0c-150 0-232 114-232 254 0 139 100 254 232 254 131 0 232-114 232-254s-83-254-232-254z">
          <text:p/>
        </draw:path>
        <draw:path draw:style-name="gr12" draw:text-style-name="P8" draw:layer="layout" svg:width="0.461cm" svg:height="0.507cm" svg:x="12.351cm" svg:y="3.58cm" svg:viewBox="0 0 462 508" svg:d="M231 419c-86 0-152-71-152-165 0-39 12-165 152-165 141 0 150 126 150 165 0 94-64 165-150 165zM231 0c-151 0-231 114-231 254 0 139 97 254 231 254 132 0 231-114 231-254s-82-254-231-254z">
          <text:p/>
        </draw:path>
        <draw:path draw:style-name="gr13" draw:text-style-name="P9" draw:layer="layout" svg:width="1.471cm" svg:height="1.497cm" svg:x="10.951cm" svg:y="1.905cm" svg:viewBox="0 0 1472 1498" svg:d="M1231 880c-60-47-146-106-232-117-121-12-81 28-159 45 0 0-2-25 42-53 54-37 115-77 138-154 25-86 4-190-18-268-26-94-107-333-249-333-143 0-241 256-276 366-24 77-51 185-34 279 23 135 87 103 127 188-71 23-147-19-210-29-151-25-288 192-351 434-16 65-15 163 44 218 64 59 212 65 416-35 68-32 159-83 211-158 62-93 28-127 31-187 72 87 50 86 98 227 43 123 199 143 299 141 87-1 170-13 236-42 57-25 98-62 116-109 41-91-16-246-229-413z">
          <text:p/>
        </draw:path>
        <draw:path draw:style-name="gr14" draw:text-style-name="P10" draw:layer="layout" svg:width="1.003cm" svg:height="0.98cm" svg:x="11.161cm" svg:y="2.238cm" svg:viewBox="0 0 1004 981" svg:d="M935 746c-18 0-38 8-52 24l-280-163c3-11 4-24 4-34 0-56-35-104-83-119l20-300c33-8 57-39 57-76 0-44-32-78-72-78s-72 34-72 78c0 34 18 63 46 73l-20 299c-56 7-99 59-99 122 0 19 5 36 12 54l-280 217c-12-12-28-18-45-18-39 0-71 34-71 78s32 78 71 78 71-34 71-78c0-7-1-17-4-24l283-217c20 20 46 31 74 31 34 0 67-17 88-47l280 163c-1 6-1 10-1 15 0 43 32 78 71 78s70-35 70-78c4-44-30-78-68-78z">
          <text:p/>
        </draw:path>
        <draw:path draw:style-name="gr15" draw:text-style-name="P11" draw:layer="layout" svg:width="0.078cm" svg:height="0.088cm" svg:x="12.056cm" svg:y="3.016cm" svg:viewBox="0 0 79 89" svg:d="M40 0c22 0 39 21 39 45s-17 44-39 44c-23 0-40-20-40-44s17-45 40-45z">
          <text:p/>
        </draw:path>
        <draw:path draw:style-name="gr15" draw:text-style-name="P11" draw:layer="layout" svg:width="0.078cm" svg:height="0.088cm" svg:x="11.649cm" svg:y="2.269cm" svg:viewBox="0 0 79 89" svg:d="M40 0c22 0 39 20 39 44 0 25-17 45-39 45-23 0-40-20-40-45 0-24 17-44 40-44z">
          <text:p/>
        </draw:path>
        <draw:path draw:style-name="gr15" draw:text-style-name="P11" draw:layer="layout" svg:width="0.078cm" svg:height="0.088cm" svg:x="11.194cm" svg:y="3.095cm" svg:viewBox="0 0 79 89" svg:d="M40 0c22 0 39 21 39 45s-17 44-39 44c-23 0-40-20-40-44s17-45 40-45z">
          <text:p/>
        </draw:path>
        <draw:path draw:style-name="gr15" draw:text-style-name="P11" draw:layer="layout" svg:width="0.144cm" svg:height="0.159cm" svg:x="11.584cm" svg:y="2.728cm" svg:viewBox="0 0 145 160" svg:d="M73 0c39 0 72 36 72 80s-33 80-72 80c-40 0-73-36-73-80s33-80 73-80z">
          <text:p/>
        </draw:path>
        <draw:frame draw:style-name="gr11" draw:text-style-name="P3" draw:layer="layout" svg:width="1.588cm" svg:height="2.181cm" svg:x="13.312cm" svg:y="1.905cm">
          <draw:image xlink:href="Pictures/10000001000000A1000000C84EB7A1E4A70A79F6.png" xlink:type="simple" xlink:show="embed" xlink:actuate="onLoad" draw:mime-type="image/png">
            <text:p/>
          </draw:image>
        </draw:frame>
        <draw:frame draw:style-name="gr11" draw:text-style-name="P3" draw:layer="layout" svg:width="4.286cm" svg:height="2.181cm" svg:x="15.399cm" svg:y="1.905cm">
          <draw:image xlink:href="Pictures/1000000100000855000003D6D7D679CC5D2E406C.png" xlink:type="simple" xlink:show="embed" xlink:actuate="onLoad" draw:mime-type="image/png">
            <text:p/>
          </draw:image>
        </draw:frame>
        <draw:frame draw:style-name="gr16" draw:text-style-name="P13" draw:layer="layout" svg:width="6.479cm" svg:height="0.799cm" svg:x="26.585cm" svg:y="2.971cm">
          <draw:text-box>
            <text:p text:style-name="P12"><text:span text:style-name="T2">Cloud &amp; on premise</text:span></text:p>
          </draw:text-box>
        </draw:frame>
        <draw:path draw:style-name="gr12" draw:text-style-name="P8" draw:layer="layout" svg:width="0.444cm" svg:height="0.492cm" svg:x="36.955cm" svg:y="10.405cm" svg:viewBox="0 0 445 493" svg:d="M331 11c-7 8-11 20-11 36v164h-196v-164c0-16-3-28-10-36-7-7-18-11-33-11h-81v77h28c4 0 7 1 9 3 3 3 4 9 4 13v400h84v-208h198v208h82v-400c0-4 1-10 3-13 2-2 6-3 11-3h26v-77h-81c-15 0-27 4-33 11z">
          <text:p/>
        </draw:path>
        <draw:path draw:style-name="gr12" draw:text-style-name="P8" draw:layer="layout" svg:width="0.441cm" svg:height="0.492cm" svg:x="38.145cm" svg:y="10.405cm" svg:viewBox="0 0 442 493" svg:d="M363 0c-15 0-26 4-33 11-7 8-10 20-10 36v280h-3l-202-327h-74v401c0 5-2 8-5 11-2 3-5 5-9 5h-27v76h80c15 0 26-3 34-11 6-7 9-20 9-36v-278h3l202 325h74v-400c0-4 1-10 4-13 2-2 5-3 9-3h27v-77z">
          <text:p/>
        </draw:path>
        <draw:path draw:style-name="gr12" draw:text-style-name="P8" draw:layer="layout" svg:width="0.461cm" svg:height="0.507cm" svg:x="37.531cm" svg:y="10.398cm" svg:viewBox="0 0 462 508" svg:d="M230 419c-85 0-151-70-151-165 0-40 12-166 151-166 142 0 151 126 151 166 0 95-64 165-151 165zM230 0c-150 0-230 112-230 254 0 139 97 254 230 254s232-114 232-254c0-142-82-254-232-254z">
          <text:p/>
        </draw:path>
        <draw:path draw:style-name="gr12" draw:text-style-name="P8" draw:layer="layout" svg:width="0.461cm" svg:height="0.507cm" svg:x="38.743cm" svg:y="10.398cm" svg:viewBox="0 0 462 508" svg:d="M231 419c-85 0-150-70-150-165 0-40 11-166 150-166 141 0 151 126 151 166 0 95-65 165-151 165zM231 0c-149 0-231 112-231 254 0 139 99 254 231 254s231-114 231-254c0-142-81-254-231-254z">
          <text:p/>
        </draw:path>
        <draw:path draw:style-name="gr13" draw:text-style-name="P9" draw:layer="layout" svg:width="1.471cm" svg:height="1.498cm" svg:x="37.343cm" svg:y="8.723cm" svg:viewBox="0 0 1472 1499" svg:d="M1231 882c-61-48-146-107-232-118-121-11-80 29-160 45 0 0-2-24 42-53 56-35 116-77 138-154 26-85 5-190-17-268-27-93-106-334-248-334-144 0-241 257-276 368-24 77-51 185-35 278 24 135 89 103 129 188-72 23-148-19-211-29-150-25-288 193-351 433-18 65-16 163 43 218 66 59 212 66 417-34 67-33 159-84 210-159 62-91 29-127 32-187 71 87 48 86 96 227 43 123 201 144 299 142 88-2 172-14 238-43 56-25 96-62 116-107 39-93-18-248-230-413z">
          <text:p/>
        </draw:path>
        <draw:path draw:style-name="gr14" draw:text-style-name="P10" draw:layer="layout" svg:width="1.002cm" svg:height="0.98cm" svg:x="37.552cm" svg:y="9.056cm" svg:viewBox="0 0 1003 981" svg:d="M935 746c-19 0-39 8-53 24l-280-163c3-11 4-24 4-34 0-56-34-104-81-119l20-300c31-8 55-39 55-76 0-42-31-78-71-78-41 0-72 36-72 78 0 34 18 63 47 73l-22 299c-56 7-98 59-98 122 0 19 5 36 11 54l-279 217c-13-12-28-18-45-18-40 0-71 34-71 78s31 78 71 78c38 0 70-34 70-78 0-7-1-15-3-24l282-216c20 19 46 30 74 30 35 0 67-17 87-47l282 163c-1 6-1 10-1 15 0 43 31 78 71 78 38 0 70-35 70-78 3-44-31-78-68-78z">
          <text:p/>
        </draw:path>
        <draw:path draw:style-name="gr15" draw:text-style-name="P11" draw:layer="layout" svg:width="0.08cm" svg:height="0.088cm" svg:x="38.447cm" svg:y="9.835cm" svg:viewBox="0 0 81 89" svg:d="M41 0c21 0 40 21 40 45s-19 44-40 44c-22 0-41-20-41-44s19-45 41-45z">
          <text:p/>
        </draw:path>
        <draw:path draw:style-name="gr15" draw:text-style-name="P11" draw:layer="layout" svg:width="0.079cm" svg:height="0.087cm" svg:x="38.041cm" svg:y="9.088cm" svg:viewBox="0 0 80 88" svg:d="M41 0c21 0 39 19 39 43s-18 45-39 45c-22 0-41-21-41-45s19-43 41-43z">
          <text:p/>
        </draw:path>
        <draw:path draw:style-name="gr15" draw:text-style-name="P11" draw:layer="layout" svg:width="0.079cm" svg:height="0.088cm" svg:x="37.586cm" svg:y="9.914cm" svg:viewBox="0 0 80 89" svg:d="M41 0c21 0 39 20 39 45 0 24-18 44-39 44-22 0-41-20-41-44 0-25 19-45 41-45z">
          <text:p/>
        </draw:path>
        <draw:path draw:style-name="gr15" draw:text-style-name="P11" draw:layer="layout" svg:width="0.145cm" svg:height="0.159cm" svg:x="37.975cm" svg:y="9.546cm" svg:viewBox="0 0 146 160" svg:d="M73 0c41 0 73 36 73 79 0 44-32 81-73 81-40 0-73-37-73-81 0-43 33-79 73-79z">
          <text:p/>
        </draw:path>
        <draw:frame draw:style-name="gr11" draw:text-style-name="P3" draw:layer="layout" svg:width="1.588cm" svg:height="2.181cm" svg:x="40.214cm" svg:y="8.723cm">
          <draw:image xlink:href="Pictures/10000001000000A1000000C84EB7A1E4A70A79F6.png" xlink:type="simple" xlink:show="embed" xlink:actuate="onLoad" draw:mime-type="image/png">
            <text:p/>
          </draw:image>
        </draw:frame>
        <draw:polygon draw:style-name="gr17" draw:text-style-name="P2" draw:layer="layout" svg:width="64.833cm" svg:height="2.963cm" svg:x="3cm" svg:y="12.431cm" svg:viewBox="0 0 64834 2964" draw:points="64834,2964 0,2964 0,0 64834,0">
          <text:p/>
        </draw:polygon>
        <draw:polygon draw:style-name="gr7" draw:text-style-name="P1" draw:layer="layout" svg:width="31.913cm" svg:height="1.853cm" svg:x="3cm" svg:y="16.508cm" svg:viewBox="0 0 31914 1854" draw:points="31914,1854 0,1854 0,0 31914,0">
          <text:p/>
        </draw:polygon>
        <draw:polygon draw:style-name="gr7" draw:text-style-name="P1" draw:layer="layout" svg:width="31.913cm" svg:height="1.853cm" svg:x="3cm" svg:y="18.974cm" svg:viewBox="0 0 31914 1854" draw:points="31914,1854 0,1854 0,0 31914,0">
          <text:p/>
        </draw:polygon>
        <draw:polygon draw:style-name="gr7" draw:text-style-name="P1" draw:layer="layout" svg:width="64.833cm" svg:height="2.963cm" svg:x="3cm" svg:y="21.941cm" svg:viewBox="0 0 64834 2964" draw:points="64834,2964 0,2964 0,0 64834,0">
          <text:p/>
        </draw:polygon>
        <draw:polygon draw:style-name="gr18" draw:text-style-name="P1" draw:layer="layout" svg:width="31.913cm" svg:height="4.32cm" svg:x="35.92cm" svg:y="16.508cm" svg:viewBox="0 0 31914 4321" draw:points="31914,4321 0,4321 0,0 31914,0">
          <text:p/>
        </draw:polygon>
        <draw:polyline draw:style-name="gr19" draw:text-style-name="P3" draw:layer="layout" svg:width="0.152cm" svg:height="0.168cm" svg:x="67.681cm" svg:y="20.659cm" svg:viewBox="0 0 153 169" draw:points="153,0 153,169 0,169">
          <text:p/>
        </draw:polyline>
        <draw:line draw:style-name="gr20" draw:text-style-name="P3" draw:layer="layout" svg:x1="67.489cm" svg:y1="20.827cm" svg:x2="36.168cm" svg:y2="20.827cm">
          <text:p/>
        </draw:line>
        <draw:polyline draw:style-name="gr19" draw:text-style-name="P3" draw:layer="layout" svg:width="0.153cm" svg:height="0.168cm" svg:x="35.92cm" svg:y="20.659cm" svg:viewBox="0 0 154 169" draw:points="154,169 0,169 0,0">
          <text:p/>
        </draw:polyline>
        <draw:line draw:style-name="gr21" draw:text-style-name="P3" draw:layer="layout" svg:x1="35.92cm" svg:y1="20.451cm" svg:x2="35.92cm" svg:y2="16.78cm">
          <text:p/>
        </draw:line>
        <draw:polyline draw:style-name="gr19" draw:text-style-name="P3" draw:layer="layout" svg:width="0.153cm" svg:height="0.169cm" svg:x="35.92cm" svg:y="16.508cm" svg:viewBox="0 0 154 170" draw:points="0,170 0,0 154,0">
          <text:p/>
        </draw:polyline>
        <draw:line draw:style-name="gr20" draw:text-style-name="P3" draw:layer="layout" svg:x1="36.265cm" svg:y1="16.508cm" svg:x2="67.585cm" svg:y2="16.508cm">
          <text:p/>
        </draw:line>
        <draw:polyline draw:style-name="gr19" draw:text-style-name="P3" draw:layer="layout" svg:width="0.152cm" svg:height="0.169cm" svg:x="67.681cm" svg:y="16.508cm" svg:viewBox="0 0 153 170" draw:points="0,0 153,0 153,170">
          <text:p/>
        </draw:polyline>
        <draw:line draw:style-name="gr21" draw:text-style-name="P3" draw:layer="layout" svg:x1="67.833cm" svg:y1="16.885cm" svg:x2="67.833cm" svg:y2="20.556cm">
          <text:p/>
        </draw:line>
        <draw:frame draw:style-name="gr22" draw:text-style-name="P15" draw:layer="layout" svg:width="7.202cm" svg:height="1.118cm" svg:x="28.719cm" svg:y="9.504cm">
          <draw:text-box>
            <text:p text:style-name="P14"><text:span text:style-name="T3">Cloud connector</text:span></text:p>
          </draw:text-box>
        </draw:frame>
        <draw:frame draw:style-name="gr23" draw:text-style-name="P15" draw:layer="layout" svg:width="17.985cm" svg:height="1.118cm" svg:x="7.937cm" svg:y="23.177cm">
          <draw:text-box>
            <text:p text:style-name="P14"><text:span text:style-name="T3">Container management and orchestration</text:span></text:p>
          </draw:text-box>
        </draw:frame>
        <draw:frame draw:style-name="gr24" draw:text-style-name="P15" draw:layer="layout" svg:width="8.059cm" svg:height="1.118cm" svg:x="13.109cm" svg:y="17.174cm">
          <draw:text-box>
            <text:p text:style-name="P14"><text:span text:style-name="T3">Edge management</text:span></text:p>
          </draw:text-box>
        </draw:frame>
        <draw:frame draw:style-name="gr25" draw:text-style-name="P7" draw:layer="layout" svg:width="2.056cm" svg:height="0.801cm" svg:x="6.387cm" svg:y="6.324cm">
          <draw:text-box>
            <text:p text:style-name="P6"><text:span text:style-name="T4">MQTT</text:span></text:p>
          </draw:text-box>
        </draw:frame>
        <draw:frame draw:style-name="gr25" draw:text-style-name="P17" draw:layer="layout" svg:width="2.056cm" svg:height="0.801cm" svg:x="6.387cm" svg:y="14.297cm">
          <draw:text-box>
            <text:p text:style-name="P16"><text:span text:style-name="T4">MQTT</text:span></text:p>
          </draw:text-box>
        </draw:frame>
        <draw:frame draw:style-name="gr25" draw:text-style-name="P19" draw:layer="layout" svg:width="2.056cm" svg:height="0.801cm" svg:x="26.851cm" svg:y="6.324cm">
          <draw:text-box>
            <text:p text:style-name="P18"><text:span text:style-name="T5">MQTT</text:span></text:p>
          </draw:text-box>
        </draw:frame>
        <draw:frame draw:style-name="gr26" draw:text-style-name="P15" draw:layer="layout" svg:width="7.56cm" svg:height="1.118cm" svg:x="13.324cm" svg:y="19.603cm">
          <draw:text-box>
            <text:p text:style-name="P14"><text:span text:style-name="T3">Software updates</text:span></text:p>
          </draw:text-box>
        </draw:frame>
        <draw:frame draw:style-name="gr11" draw:text-style-name="P3" draw:layer="layout" svg:width="6.728cm" svg:height="1.497cm" svg:x="37.27cm" svg:y="13.165cm">
          <draw:image xlink:href="Pictures/100000010000022C00000070EA07466676896DBA.png" xlink:type="simple" xlink:show="embed" xlink:actuate="onLoad" draw:mime-type="image/png">
            <text:p/>
          </draw:image>
        </draw:frame>
        <draw:frame draw:style-name="gr27" draw:text-style-name="P15" draw:layer="layout" svg:width="9.323cm" svg:height="1.079cm" svg:x="27.482cm" svg:y="13.618cm">
          <draw:text-box>
            <text:p text:style-name="P14"><text:span text:style-name="T3">Local communication</text:span></text:p>
          </draw:text-box>
        </draw:frame>
        <draw:frame draw:style-name="gr11" draw:text-style-name="P3" draw:layer="layout" svg:width="5.656cm" svg:height="1.497cm" svg:x="51.821cm" svg:y="22.675cm">
          <draw:image xlink:href="Pictures/100000010000038E000000DA8C0181680CCE89EC.png" xlink:type="simple" xlink:show="embed" xlink:actuate="onLoad" draw:mime-type="image/png">
            <text:p/>
          </draw:image>
        </draw:frame>
        <draw:frame draw:style-name="gr11" draw:text-style-name="P3" draw:layer="layout" svg:width="2.444cm" svg:height="1.497cm" svg:x="43.577cm" svg:y="22.675cm">
          <draw:image xlink:href="Pictures/10000001000001C5000000FB25A63CDE4E697B5B.png" xlink:type="simple" xlink:show="embed" xlink:actuate="onLoad" draw:mime-type="image/png">
            <text:p/>
          </draw:image>
        </draw:frame>
        <draw:frame draw:style-name="gr11" draw:text-style-name="P3" draw:layer="layout" svg:width="2.525cm" svg:height="1.497cm" svg:x="47.66cm" svg:y="22.675cm">
          <draw:image xlink:href="Pictures/10000001000001D4000000FBB434E12BE038B35A.png" xlink:type="simple" xlink:show="embed" xlink:actuate="onLoad" draw:mime-type="image/png">
            <text:p/>
          </draw:image>
        </draw:frame>
        <draw:frame draw:style-name="gr11" draw:text-style-name="P3" draw:layer="layout" svg:width="5.653cm" svg:height="1.497cm" svg:x="36.288cm" svg:y="22.675cm">
          <draw:image xlink:href="Pictures/10000001000002EF000000B4EB902583C3F9E4ED.png" xlink:type="simple" xlink:show="embed" xlink:actuate="onLoad" draw:mime-type="image/png">
            <text:p/>
          </draw:image>
        </draw:frame>
        <draw:frame draw:style-name="gr11" draw:text-style-name="P3" draw:layer="layout" svg:width="6.325cm" svg:height="1.183cm" svg:x="28.325cm" svg:y="22.832cm">
          <draw:image xlink:href="Pictures/10000001000004F1000000D6EDF02793FB24F00B.png" xlink:type="simple" xlink:show="embed" xlink:actuate="onLoad" draw:mime-type="image/png">
            <text:p/>
          </draw:image>
        </draw:frame>
        <draw:path draw:style-name="gr28" draw:text-style-name="P20" draw:layer="layout" svg:width="0.477cm" svg:height="0.692cm" svg:x="60.199cm" svg:y="23.328cm" svg:viewBox="0 0 478 693" svg:d="M238 420c-82 0-139-67-139-166 0-94 57-163 139-163s140 69 140 163c0 97-58 166-140 166zM258 0c-71 0-125 32-159 91v-87h-99v689h99v-271c34 58 88 90 161 90 132 0 218-103 218-254 0-154-89-258-220-258z">
          <text:p/>
        </draw:path>
        <draw:path draw:style-name="gr28" draw:text-style-name="P20" draw:layer="layout" svg:width="0.477cm" svg:height="0.511cm" svg:x="60.735cm" svg:y="23.328cm" svg:viewBox="0 0 478 512" svg:d="M239 93c82 0 140 67 140 164 0 99-58 165-140 165-83 0-139-66-139-165 0-97 56-164 139-164zM239 0c-142 0-239 103-239 256 0 152 97 256 239 256 141 0 239-104 239-256 0-153-98-256-239-256z">
          <text:p/>
        </draw:path>
        <draw:path draw:style-name="gr28" draw:text-style-name="P20" draw:layer="layout" svg:width="0.478cm" svg:height="0.708cm" svg:x="61.271cm" svg:y="23.133cm" svg:viewBox="0 0 479 709" svg:d="M239 618c-84 0-139-68-140-165 1-97 57-165 140-165 82 0 141 67 141 165 0 97-59 165-141 165zM380 0v286c-34-59-90-92-164-92-128 0-216 104-216 256 0 154 87 259 218 259 73 0 129-32 162-91v86h99v-704z">
          <text:p/>
        </draw:path>
        <draw:path draw:style-name="gr29" draw:text-style-name="P21" draw:layer="layout" svg:width="0.763cm" svg:height="0.508cm" svg:x="61.898cm" svg:y="23.328cm" svg:viewBox="0 0 764 509" svg:d="M596 0c-83 0-143 38-173 123-21-77-77-123-159-123-74 0-134 31-165 103v-99h-99v505h99v-249c0-88 49-155 127-157 67 0 107 46 107 123v283h99v-249c0-88 47-155 125-157 67 0 108 46 108 123v283h99v-314c0-119-63-195-168-195z">
          <text:p/>
        </draw:path>
        <draw:path draw:style-name="gr29" draw:text-style-name="P21" draw:layer="layout" svg:width="0.408cm" svg:height="0.513cm" svg:x="62.754cm" svg:y="23.328cm" svg:viewBox="0 0 409 514" svg:d="M181 427c-55 0-88-28-88-74 0-50 30-69 94-69h124v47c-6 56-59 96-130 96zM409 509l-1-331c0-112-67-178-185-178-87 0-133 22-196 64l40 76c45-35 90-51 134-51 72 0 110 38 110 100v16h-139c-109 1-172 60-172 152 0 89 62 157 161 157 65 0 117-22 151-67v62z">
          <text:p/>
        </draw:path>
        <draw:path draw:style-name="gr29" draw:text-style-name="P21" draw:layer="layout" svg:width="0.437cm" svg:height="0.508cm" svg:x="63.294cm" svg:y="23.328cm" svg:viewBox="0 0 438 509" svg:d="M267 0c-77 0-135 31-168 102v-98h-99v505h99v-268c7-79 54-137 129-137 69 0 111 46 111 122v283h99v-314c0-119-63-195-171-195z">
          <text:p/>
        </draw:path>
        <draw:line draw:style-name="gr30" draw:text-style-name="P3" draw:layer="layout" svg:x1="59.375cm" svg:y1="23.553cm" svg:x2="59.665cm" svg:y2="23.553cm">
          <text:p/>
        </draw:line>
        <draw:line draw:style-name="gr30" draw:text-style-name="P3" draw:layer="layout" svg:x1="59.422cm" svg:y1="23.619cm" svg:x2="59.712cm" svg:y2="23.619cm">
          <text:p/>
        </draw:line>
        <draw:path draw:style-name="gr31" draw:text-style-name="P22" draw:layer="layout" svg:width="0.652cm" svg:height="0.577cm" svg:x="58.978cm" svg:y="23.119cm" svg:viewBox="0 0 653 578" svg:d="M653 578c-61-109-47-213-76-364-15-92-68-169-138-197-58-23-176-23-226 0-68 28-122 105-138 197-28 151-15 255-75 364z">
          <text:p/>
        </draw:path>
        <draw:path draw:style-name="gr32" draw:text-style-name="P3" draw:layer="layout" svg:width="0.652cm" svg:height="0.577cm" svg:x="58.978cm" svg:y="23.119cm" svg:viewBox="0 0 653 578" svg:d="M653 578c-61-109-47-213-76-364-15-92-68-169-138-197-58-23-176-23-226 0-68 28-122 105-138 197-28 151-15 255-75 364">
          <text:p/>
        </draw:path>
        <draw:path draw:style-name="gr33" draw:text-style-name="P23" draw:layer="layout" svg:width="0.059cm" svg:height="0.069cm" svg:x="59.429cm" svg:y="23.443cm" svg:viewBox="0 0 60 70" svg:d="M31 0c16 0 29 15 29 36 0 18-13 34-29 34s-31-16-31-34c0-21 15-36 31-36z">
          <text:p/>
        </draw:path>
        <draw:path draw:style-name="gr33" draw:text-style-name="P23" draw:layer="layout" svg:width="0.059cm" svg:height="0.069cm" svg:x="59.134cm" svg:y="23.443cm" svg:viewBox="0 0 60 70" svg:d="M31 0c16 0 29 15 29 36 0 18-13 34-29 34-18 0-31-16-31-34 0-21 13-36 31-36z">
          <text:p/>
        </draw:path>
        <draw:line draw:style-name="gr34" draw:text-style-name="P3" draw:layer="layout" svg:x1="59.215cm" svg:y1="23.458cm" svg:x2="59.105cm" svg:y2="23.491cm">
          <text:p/>
        </draw:line>
        <draw:line draw:style-name="gr34" draw:text-style-name="P3" draw:layer="layout" svg:x1="59.227cm" svg:y1="23.477cm" svg:x2="59.116cm" svg:y2="23.548cm">
          <text:p/>
        </draw:line>
        <draw:line draw:style-name="gr34" draw:text-style-name="P3" draw:layer="layout" svg:x1="59.236cm" svg:y1="23.498cm" svg:x2="59.125cm" svg:y2="23.622cm">
          <text:p/>
        </draw:line>
        <draw:line draw:style-name="gr34" draw:text-style-name="P3" draw:layer="layout" svg:x1="59.241cm" svg:y1="23.528cm" svg:x2="59.184cm" svg:y2="23.638cm">
          <text:p/>
        </draw:line>
        <draw:line draw:style-name="gr34" draw:text-style-name="P3" draw:layer="layout" svg:x1="59.417cm" svg:y1="23.458cm" svg:x2="59.527cm" svg:y2="23.491cm">
          <text:p/>
        </draw:line>
        <draw:line draw:style-name="gr34" draw:text-style-name="P3" draw:layer="layout" svg:x1="59.404cm" svg:y1="23.477cm" svg:x2="59.514cm" svg:y2="23.548cm">
          <text:p/>
        </draw:line>
        <draw:line draw:style-name="gr34" draw:text-style-name="P3" draw:layer="layout" svg:x1="59.395cm" svg:y1="23.498cm" svg:x2="59.507cm" svg:y2="23.622cm">
          <text:p/>
        </draw:line>
        <draw:line draw:style-name="gr34" draw:text-style-name="P3" draw:layer="layout" svg:x1="59.391cm" svg:y1="23.528cm" svg:x2="59.449cm" svg:y2="23.638cm">
          <text:p/>
        </draw:line>
        <draw:path draw:style-name="gr35" draw:text-style-name="P1" draw:layer="layout" svg:width="0.187cm" svg:height="0.198cm" svg:x="59.22cm" svg:y="23.353cm" svg:viewBox="0 0 188 199" svg:d="M95 0c52 0 93 45 93 101 0 54-41 98-93 98-53 0-95-44-95-98 0-56 42-101 95-101z">
          <text:p/>
        </draw:path>
        <draw:path draw:style-name="gr36" draw:text-style-name="P24" draw:layer="layout" svg:width="0.09cm" svg:height="0.103cm" svg:x="59.414cm" svg:y="23.317cm" svg:viewBox="0 0 91 104" svg:d="M45 0c-25 0-45 24-45 52s20 52 45 52 46-24 46-52-21-52-46-52z">
          <text:p/>
        </draw:path>
        <draw:path draw:style-name="gr37" draw:text-style-name="P3" draw:layer="layout" svg:width="0.077cm" svg:height="0.022cm" svg:x="59.422cm" svg:y="23.239cm" svg:viewBox="0 0 78 23" svg:d="M78 23c-9-13-24-22-39-23-14-1-28 5-39 18">
          <text:p/>
        </draw:path>
        <draw:path draw:style-name="gr38" draw:text-style-name="P3" draw:layer="layout" svg:width="0.06cm" svg:height="0.067cm" svg:x="59.314cm" svg:y="23.435cm" svg:viewBox="0 0 61 68" svg:d="M0 0l2 52c0 0 37 37 59 0 0 0-2-22-3-30">
          <text:p/>
        </draw:path>
        <draw:path draw:style-name="gr38" draw:text-style-name="P3" draw:layer="layout" svg:width="0.061cm" svg:height="0.067cm" svg:x="59.253cm" svg:y="23.435cm" svg:viewBox="0 0 62 68" svg:d="M62 0l-2 52c0 0-39 37-60 0 0 0 2-22 4-30">
          <text:p/>
        </draw:path>
        <draw:path draw:style-name="gr39" draw:text-style-name="P25" draw:layer="layout" svg:width="0.081cm" svg:height="0.072cm" svg:x="59.274cm" svg:y="23.401cm" svg:viewBox="0 0 82 73" svg:d="M82 34c-4-9-4-27-13-27-10 0-19-7-27-7-10 0-19 7-29 7s-10 18-13 27 42 39 42 39c0 0 43-30 40-39z">
          <text:p/>
        </draw:path>
        <draw:path draw:style-name="gr36" draw:text-style-name="P24" draw:layer="layout" svg:width="0.091cm" svg:height="0.103cm" svg:x="59.119cm" svg:y="23.317cm" svg:viewBox="0 0 92 104" svg:d="M46 0c26 0 46 24 46 52s-20 52-46 52c-25 0-46-24-46-52s21-52 46-52z">
          <text:p/>
        </draw:path>
        <draw:path draw:style-name="gr40" draw:text-style-name="P1" draw:layer="layout" svg:width="0.045cm" svg:height="0.052cm" svg:x="59.128cm" svg:y="23.328cm" svg:viewBox="0 0 46 53" svg:d="M22 0c14 0 24 12 24 26 0 15-10 27-24 27-11 0-22-12-22-27 0-14 11-26 22-26z">
          <text:p/>
        </draw:path>
        <draw:path draw:style-name="gr37" draw:text-style-name="P3" draw:layer="layout" svg:width="0.077cm" svg:height="0.022cm" svg:x="59.124cm" svg:y="23.239cm" svg:viewBox="0 0 78 23" svg:d="M0 23c10-13 24-22 39-23s28 5 39 18">
          <text:p/>
        </draw:path>
        <draw:path draw:style-name="gr40" draw:text-style-name="P1" draw:layer="layout" svg:width="0.044cm" svg:height="0.052cm" svg:x="59.421cm" svg:y="23.328cm" svg:viewBox="0 0 45 53" svg:d="M24 0c11 0 21 12 21 26 0 15-10 27-21 27-13 0-24-12-24-27 0-14 11-26 24-26z">
          <text:p/>
        </draw:path>
        <draw:line draw:style-name="gr30" draw:text-style-name="P3" draw:layer="layout" svg:x1="59.015cm" svg:y1="23.694cm" svg:x2="59.767cm" svg:y2="23.694cm">
          <text:p/>
        </draw:line>
        <draw:path draw:style-name="gr31" draw:text-style-name="P22" draw:layer="layout" svg:width="0.353cm" svg:height="0.262cm" svg:x="58.94cm" svg:y="23.576cm" svg:viewBox="0 0 354 263" svg:d="M354 263c-4-38-7-78-16-127-9-59-44-108-87-125-37-15-113-15-146 0-44 17-78 66-88 125-10 49-12 89-17 127z">
          <text:p/>
        </draw:path>
        <draw:path draw:style-name="gr41" draw:text-style-name="P3" draw:layer="layout" svg:width="0.353cm" svg:height="0.262cm" svg:x="58.94cm" svg:y="23.574cm" svg:viewBox="0 0 354 263" svg:d="M354 263c-4-38-7-78-16-127-9-59-44-108-87-125-37-15-113-15-146 0-44 17-78 66-88 125-10 49-12 89-17 127">
          <text:p/>
        </draw:path>
        <draw:path draw:style-name="gr33" draw:text-style-name="P23" draw:layer="layout" svg:width="0.038cm" svg:height="0.044cm" svg:x="59.197cm" svg:y="23.782cm" svg:viewBox="0 0 39 45" svg:d="M20 0c10 0 19 12 19 24s-9 21-19 21c-11 0-20-9-20-21s9-24 20-24z">
          <text:p/>
        </draw:path>
        <draw:path draw:style-name="gr33" draw:text-style-name="P23" draw:layer="layout" svg:width="0.038cm" svg:height="0.044cm" svg:x="59.007cm" svg:y="23.782cm" svg:viewBox="0 0 39 45" svg:d="M19 0c12 0 20 12 20 24s-8 21-20 21c-10 0-19-9-19-21s9-24 19-24z">
          <text:p/>
        </draw:path>
        <draw:line draw:style-name="gr42" draw:text-style-name="P3" draw:layer="layout" svg:x1="59.061cm" svg:y1="23.792cm" svg:x2="58.99cm" svg:y2="23.813cm">
          <text:p/>
        </draw:line>
        <draw:line draw:style-name="gr42" draw:text-style-name="P3" draw:layer="layout" svg:x1="59.069cm" svg:y1="23.803cm" svg:x2="58.997cm" svg:y2="23.85cm">
          <text:p/>
        </draw:line>
        <draw:line draw:style-name="gr42" draw:text-style-name="P3" draw:layer="layout" svg:x1="59.074cm" svg:y1="23.817cm" svg:x2="59.002cm" svg:y2="23.896cm">
          <text:p/>
        </draw:line>
        <draw:line draw:style-name="gr42" draw:text-style-name="P3" draw:layer="layout" svg:x1="59.077cm" svg:y1="23.836cm" svg:x2="59.04cm" svg:y2="23.907cm">
          <text:p/>
        </draw:line>
        <draw:line draw:style-name="gr42" draw:text-style-name="P3" draw:layer="layout" svg:x1="59.188cm" svg:y1="23.792cm" svg:x2="59.259cm" svg:y2="23.813cm">
          <text:p/>
        </draw:line>
        <draw:line draw:style-name="gr42" draw:text-style-name="P3" draw:layer="layout" svg:x1="59.181cm" svg:y1="23.803cm" svg:x2="59.252cm" svg:y2="23.85cm">
          <text:p/>
        </draw:line>
        <draw:line draw:style-name="gr42" draw:text-style-name="P3" draw:layer="layout" svg:x1="59.176cm" svg:y1="23.817cm" svg:x2="59.248cm" svg:y2="23.896cm">
          <text:p/>
        </draw:line>
        <draw:line draw:style-name="gr42" draw:text-style-name="P3" draw:layer="layout" svg:x1="59.172cm" svg:y1="23.836cm" svg:x2="59.209cm" svg:y2="23.907cm">
          <text:p/>
        </draw:line>
        <draw:path draw:style-name="gr43" draw:text-style-name="P1" draw:layer="layout" svg:width="0.12cm" svg:height="0.126cm" svg:x="59.064cm" svg:y="23.725cm" svg:viewBox="0 0 121 127" svg:d="M61 0c33 0 60 28 60 63s-27 64-60 64-61-29-61-64 28-63 61-63z">
          <text:p/>
        </draw:path>
        <draw:path draw:style-name="gr44" draw:text-style-name="P24" draw:layer="layout" svg:width="0.058cm" svg:height="0.065cm" svg:x="59.187cm" svg:y="23.702cm" svg:viewBox="0 0 59 66" svg:d="M30 0c-17 0-30 14-30 33s13 33 30 33c16 0 29-14 29-33s-13-33-29-33z">
          <text:p/>
        </draw:path>
        <draw:path draw:style-name="gr45" draw:text-style-name="P3" draw:layer="layout" svg:width="0.048cm" svg:height="0.015cm" svg:x="59.193cm" svg:y="23.652cm" svg:viewBox="0 0 49 16" svg:d="M49 16c-5-10-15-16-24-16-9-1-19 4-25 10">
          <text:p/>
        </draw:path>
        <draw:path draw:style-name="gr46" draw:text-style-name="P3" draw:layer="layout" svg:width="0.039cm" svg:height="0.043cm" svg:x="59.123cm" svg:y="23.778cm" svg:viewBox="0 0 40 44" svg:d="M0 0l2 33c0 0 24 25 38 0 0 0-1-14-4-18">
          <text:p/>
        </draw:path>
        <draw:path draw:style-name="gr46" draw:text-style-name="P3" draw:layer="layout" svg:width="0.039cm" svg:height="0.043cm" svg:x="59.085cm" svg:y="23.778cm" svg:viewBox="0 0 40 44" svg:d="M40 0l-3 33c0 0-24 25-37 0 0 0 1-14 2-18">
          <text:p/>
        </draw:path>
        <draw:path draw:style-name="gr47" draw:text-style-name="P25" draw:layer="layout" svg:width="0.052cm" svg:height="0.046cm" svg:x="59.098cm" svg:y="23.756cm" svg:viewBox="0 0 53 47" svg:d="M53 22c-3-4-3-17-9-17s-12-5-18-5-12 5-17 5c-7 0-7 13-9 17-2 6 26 25 26 25 0 0 29-19 27-25z">
          <text:p/>
        </draw:path>
        <draw:path draw:style-name="gr44" draw:text-style-name="P24" draw:layer="layout" svg:width="0.058cm" svg:height="0.065cm" svg:x="59cm" svg:y="23.702cm" svg:viewBox="0 0 59 66" svg:d="M29 0c17 0 30 14 30 33s-13 33-30 33c-16 0-29-14-29-33s13-33 29-33z">
          <text:p/>
        </draw:path>
        <draw:path draw:style-name="gr40" draw:text-style-name="P1" draw:layer="layout" svg:width="0.028cm" svg:height="0.032cm" svg:x="59.004cm" svg:y="23.709cm" svg:viewBox="0 0 29 33" svg:d="M15 0c7 0 14 7 14 17 0 8-7 16-14 16-8 0-15-8-15-16 0-10 7-17 15-17z">
          <text:p/>
        </draw:path>
        <draw:path draw:style-name="gr45" draw:text-style-name="P3" draw:layer="layout" svg:width="0.048cm" svg:height="0.015cm" svg:x="59.003cm" svg:y="23.652cm" svg:viewBox="0 0 49 16" svg:d="M0 16c5-10 16-16 26-16 8-1 18 4 23 10">
          <text:p/>
        </draw:path>
        <draw:path draw:style-name="gr40" draw:text-style-name="P1" draw:layer="layout" svg:width="0.028cm" svg:height="0.032cm" svg:x="59.193cm" svg:y="23.712cm" svg:viewBox="0 0 29 33" svg:d="M15 0c7 0 14 7 14 17 0 8-7 16-14 16-10 0-15-8-15-16 0-10 5-17 15-17z">
          <text:p/>
        </draw:path>
        <draw:polygon draw:style-name="gr48" draw:text-style-name="P3" draw:layer="layout" svg:width="1.096cm" svg:height="1.184cm" svg:x="58.779cm" svg:y="22.988cm" svg:viewBox="0 0 1097 1185" draw:points="550,1185 109,951 0,425 303,2 791,0 1097,421 989,949">
          <text:p/>
        </draw:polygon>
        <draw:line draw:style-name="gr30" draw:text-style-name="P3" draw:layer="layout" svg:x1="58.907cm" svg:y1="23.8cm" svg:x2="59.359cm" svg:y2="23.8cm">
          <text:p/>
        </draw:line>
        <draw:line draw:style-name="gr30" draw:text-style-name="P3" draw:layer="layout" svg:x1="59.122cm" svg:y1="23.899cm" svg:x2="59.748cm" svg:y2="23.899cm">
          <text:p/>
        </draw:line>
        <draw:path draw:style-name="gr31" draw:text-style-name="P22" draw:layer="layout" svg:width="0.378cm" svg:height="0.279cm" svg:x="59.323cm" svg:y="23.607cm" svg:viewBox="0 0 379 280" svg:d="M379 280c-5-39-7-83-17-135-11-62-47-115-94-133-40-16-120-16-154 0-48 18-84 71-95 133-12 52-14 96-19 135z">
          <text:p/>
        </draw:path>
        <draw:path draw:style-name="gr41" draw:text-style-name="P3" draw:layer="layout" svg:width="0.378cm" svg:height="0.279cm" svg:x="59.323cm" svg:y="23.608cm" svg:viewBox="0 0 379 280" svg:d="M379 280c-5-39-7-83-17-135-11-62-47-115-94-133-40-16-120-16-154 0-48 18-84 71-95 133-12 52-14 96-19 135">
          <text:p/>
        </draw:path>
        <draw:path draw:style-name="gr33" draw:text-style-name="P23" draw:layer="layout" svg:width="0.04cm" svg:height="0.046cm" svg:x="59.597cm" svg:y="23.829cm" svg:viewBox="0 0 41 47" svg:d="M19 0c13 0 22 11 22 24s-9 23-22 23c-10 0-19-10-19-23s9-24 19-24z">
          <text:p/>
        </draw:path>
        <draw:path draw:style-name="gr33" draw:text-style-name="P23" draw:layer="layout" svg:width="0.04cm" svg:height="0.046cm" svg:x="59.395cm" svg:y="23.829cm" svg:viewBox="0 0 41 47" svg:d="M19 0c13 0 22 11 22 24s-9 23-22 23c-10 0-19-10-19-23s9-24 19-24z">
          <text:p/>
        </draw:path>
        <draw:line draw:style-name="gr42" draw:text-style-name="P3" draw:layer="layout" svg:x1="59.451cm" svg:y1="23.838cm" svg:x2="59.375cm" svg:y2="23.862cm">
          <text:p/>
        </draw:line>
        <draw:line draw:style-name="gr42" draw:text-style-name="P3" draw:layer="layout" svg:x1="59.46cm" svg:y1="23.852cm" svg:x2="59.383cm" svg:y2="23.901cm">
          <text:p/>
        </draw:line>
        <draw:line draw:style-name="gr42" draw:text-style-name="P3" draw:layer="layout" svg:x1="59.588cm" svg:y1="23.838cm" svg:x2="59.664cm" svg:y2="23.862cm">
          <text:p/>
        </draw:line>
        <draw:line draw:style-name="gr42" draw:text-style-name="P3" draw:layer="layout" svg:x1="59.581cm" svg:y1="23.852cm" svg:x2="59.656cm" svg:y2="23.901cm">
          <text:p/>
        </draw:line>
        <draw:path draw:style-name="gr43" draw:text-style-name="P1" draw:layer="layout" svg:width="0.129cm" svg:height="0.135cm" svg:x="59.453cm" svg:y="23.768cm" svg:viewBox="0 0 130 136" svg:d="M64 0c36 0 66 31 66 67 0 37-30 69-66 69-35 0-64-32-64-69 0-36 29-67 64-67z">
          <text:p/>
        </draw:path>
        <draw:path draw:style-name="gr44" draw:text-style-name="P24" draw:layer="layout" svg:width="0.062cm" svg:height="0.07cm" svg:x="59.587cm" svg:y="23.743cm" svg:viewBox="0 0 63 71" svg:d="M32 0c-17 0-32 15-32 34 0 20 15 37 32 37s31-17 31-37c0-19-14-34-31-34z">
          <text:p/>
        </draw:path>
        <draw:path draw:style-name="gr45" draw:text-style-name="P3" draw:layer="layout" svg:width="0.053cm" svg:height="0.015cm" svg:x="59.593cm" svg:y="23.69cm" svg:viewBox="0 0 54 16" svg:d="M54 16c-7-10-17-16-27-16-10-1-21 4-27 11">
          <text:p/>
        </draw:path>
        <draw:path draw:style-name="gr46" draw:text-style-name="P3" draw:layer="layout" svg:width="0.042cm" svg:height="0.046cm" svg:x="59.518cm" svg:y="23.824cm" svg:viewBox="0 0 43 47" svg:d="M0 0l1 36c0 0 27 26 42-2 0 0-2-14-3-19">
          <text:p/>
        </draw:path>
        <draw:path draw:style-name="gr46" draw:text-style-name="P3" draw:layer="layout" svg:width="0.042cm" svg:height="0.046cm" svg:x="59.476cm" svg:y="23.824cm" svg:viewBox="0 0 43 47" svg:d="M43 0l-2 36c0 0-26 26-41-2 0 0 1-14 2-19">
          <text:p/>
        </draw:path>
        <draw:path draw:style-name="gr49" draw:text-style-name="P25" draw:layer="layout" svg:width="0.055cm" svg:height="0.05cm" svg:x="59.491cm" svg:y="23.8cm" svg:viewBox="0 0 56 51" svg:d="M56 25c-2-6-2-20-9-20-6 0-12-5-18-5s-13 5-19 5c-8 0-8 14-10 20s29 26 29 26c0 0 29-20 27-26z">
          <text:p/>
        </draw:path>
        <draw:path draw:style-name="gr45" draw:text-style-name="P3" draw:layer="layout" svg:width="0.055cm" svg:height="0.05cm" svg:x="59.491cm" svg:y="23.8cm" svg:viewBox="0 0 56 51" svg:d="M56 25c-2-6-2-20-9-20-6 0-12-5-18-5s-13 5-19 5c-8 0-8 14-10 20s29 26 29 26c0 0 29-20 27-26z">
          <text:p/>
        </draw:path>
        <draw:path draw:style-name="gr44" draw:text-style-name="P24" draw:layer="layout" svg:width="0.062cm" svg:height="0.07cm" svg:x="59.386cm" svg:y="23.743cm" svg:viewBox="0 0 63 71" svg:d="M32 0c17 0 31 15 31 34 0 20-14 37-31 37-18 0-32-17-32-37 0-19 14-34 32-34z">
          <text:p/>
        </draw:path>
        <draw:path draw:style-name="gr40" draw:text-style-name="P1" draw:layer="layout" svg:width="0.03cm" svg:height="0.036cm" svg:x="59.391cm" svg:y="23.751cm" svg:viewBox="0 0 31 37" svg:d="M16 0c9 0 15 8 15 19 0 9-6 18-15 18-10 0-16-9-16-18 0-11 6-19 16-19z">
          <text:p/>
        </draw:path>
        <draw:path draw:style-name="gr45" draw:text-style-name="P3" draw:layer="layout" svg:width="0.053cm" svg:height="0.015cm" svg:x="59.389cm" svg:y="23.69cm" svg:viewBox="0 0 54 16" svg:d="M0 16c6-10 17-16 27-16 9-1 19 4 27 11">
          <text:p/>
        </draw:path>
        <draw:path draw:style-name="gr40" draw:text-style-name="P1" draw:layer="layout" svg:width="0.03cm" svg:height="0.036cm" svg:x="59.594cm" svg:y="23.752cm" svg:viewBox="0 0 31 37" svg:d="M15 0c10 0 16 9 16 19 0 9-6 18-16 18-9 0-15-9-15-18 0-10 6-19 15-19z">
          <text:p/>
        </draw:path>
        <draw:line draw:style-name="gr30" draw:text-style-name="P3" draw:layer="layout" svg:x1="59.074cm" svg:y1="23.966cm" svg:x2="59.363cm" svg:y2="23.966cm">
          <text:p/>
        </draw:line>
        <draw:line draw:style-name="gr30" draw:text-style-name="P3" draw:layer="layout" svg:x1="59.242cm" svg:y1="24.033cm" svg:x2="59.481cm" svg:y2="24.033cm">
          <text:p/>
        </draw:line>
        <draw:frame draw:style-name="gr11" draw:text-style-name="P3" draw:layer="layout" svg:width="3.258cm" svg:height="1.14cm" svg:x="35.56cm" svg:y="26.8cm">
          <draw:image xlink:href="Pictures/1000000100000274000000C7CFD1B6E180004460.png" xlink:type="simple" xlink:show="embed" xlink:actuate="onLoad" draw:mime-type="image/png">
            <text:p/>
          </draw:image>
        </draw:frame>
        <draw:frame draw:style-name="gr11" draw:text-style-name="P3" draw:layer="layout" svg:width="5.201cm" svg:height="1.497cm" svg:x="29.21cm" svg:y="26.67cm">
          <draw:image xlink:href="Pictures/10000001000009AC00000285A823913A16C42271.png" xlink:type="simple" xlink:show="embed" xlink:actuate="onLoad" draw:mime-type="image/png">
            <text:p/>
          </draw:image>
        </draw:frame>
        <draw:frame draw:style-name="gr11" draw:text-style-name="P3" draw:layer="layout" svg:width="2.106cm" svg:height="1.497cm" svg:x="24.246cm" svg:y="26.76cm">
          <draw:image xlink:href="Pictures/10000001000002B2000001BC8143BF7D62C58321.png" xlink:type="simple" xlink:show="embed" xlink:actuate="onLoad" draw:mime-type="image/png">
            <text:p/>
          </draw:image>
        </draw:frame>
        <draw:path draw:style-name="gr50" draw:text-style-name="P26" draw:layer="layout" svg:width="0.771cm" svg:height="0.737cm" svg:x="27.513cm" svg:y="26.67cm" svg:viewBox="0 0 772 738" svg:d="M387 392l121 230c96 19 185 60 264 116l-385-738-387 738c80-56 169-97 266-116z">
          <text:p/>
        </draw:path>
        <draw:path draw:style-name="gr50" draw:text-style-name="P26" draw:layer="layout" svg:width="1.146cm" svg:height="0.387cm" svg:x="27.325cm" svg:y="27.356cm" svg:viewBox="0 0 1147 388" svg:d="M910 107c-52-37-110-64-171-82-53-17-108-25-166-25s-114 8-166 25c-61 18-119 45-171 82-100 67-181 164-236 281h211c86-117 216-192 362-192s276 75 363 192h211c-54-117-136-214-237-281z">
          <text:p/>
        </draw:path>
        <draw:path draw:style-name="gr50" draw:text-style-name="P26" draw:layer="layout" svg:width="0.236cm" svg:height="0.261cm" svg:x="27.146cm" svg:y="27.907cm" svg:viewBox="0 0 237 262" svg:d="M155 151l-38-94-37 94zM105 0h24l108 262h-36l-32-77h-104l-30 77h-35z">
          <text:p/>
        </draw:path>
        <draw:path draw:style-name="gr50" draw:text-style-name="P26" draw:layer="layout" svg:width="0.153cm" svg:height="0.239cm" svg:x="27.431cm" svg:y="27.928cm" svg:viewBox="0 0 154 240" svg:d="M72 31h-37v76h39c14 0 25-4 33-10 8-7 11-17 11-30 0-24-15-36-46-36zM0 240v-240h78c23 0 42 6 55 19 14 12 21 28 21 51 0 13-4 26-11 37-7 10-17 17-28 23-13 5-30 7-53 7h-27v103z">
          <text:p/>
        </draw:path>
        <draw:polygon draw:style-name="gr50" draw:text-style-name="P26" draw:layer="layout" svg:width="0.14cm" svg:height="0.238cm" svg:x="27.632cm" svg:y="27.929cm" svg:viewBox="0 0 141 239" draw:points="0,0 138,0 138,30 34,30 34,103 135,103 135,135 34,135 34,208 141,208 141,239 0,239">
          <text:p/>
        </draw:polygon>
        <draw:path draw:style-name="gr50" draw:text-style-name="P26" draw:layer="layout" svg:width="0.186cm" svg:height="0.239cm" svg:x="27.85cm" svg:y="27.928cm" svg:viewBox="0 0 187 240" svg:d="M45 30h-11v75h13c18 0 30-2 37-4 6-4 11-8 15-13 4-8 5-13 5-22 0-7-2-14-5-20-5-6-10-10-18-13-7-2-20-3-36-3zM0 240v-240h60c25 0 44 6 59 19 14 12 22 27 22 48 0 13-4 25-11 36-8 11-18 19-30 24 7 4 15 11 22 21 8 8 18 24 32 45 9 13 15 24 21 31l12 16h-41l-12-15c0-1-1-1-2-4l-7-9-10-17-12-19c-7-9-13-17-19-23-7-6-12-10-17-12-5-4-12-5-24-5h-9v104z">
          <text:p/>
        </draw:path>
        <draw:polygon draw:style-name="gr50" draw:text-style-name="P26" draw:layer="layout" svg:width="0.201cm" svg:height="0.239cm" svg:x="28.051cm" svg:y="27.928cm" svg:viewBox="0 0 202 240" draw:points="0,0 202,0 202,31 118,31 118,240 82,240 82,31 0,31">
          <text:p/>
        </draw:polygon>
        <draw:polygon draw:style-name="gr50" draw:text-style-name="P26" draw:layer="layout" svg:width="0.034cm" svg:height="0.239cm" svg:x="28.31cm" svg:y="27.928cm" svg:viewBox="0 0 35 240" draw:points="0,240 35,240 35,0 0,0">
          <text:p/>
        </draw:polygon>
        <draw:path draw:style-name="gr50" draw:text-style-name="P26" draw:layer="layout" svg:width="0.177cm" svg:height="0.261cm" svg:x="28.397cm" svg:y="27.907cm" svg:viewBox="0 0 178 262" svg:d="M93 153l-34-18c-22-11-37-20-45-31-10-11-14-24-14-37 0-20 9-36 26-48 17-13 39-19 66-19s50 6 74 18v41c-25-18-48-27-75-27-14 0-27 4-35 8-10 6-15 13-15 22 0 8 4 15 10 22 8 7 19 14 34 21l35 17c38 19 58 42 58 71 0 20-9 37-25 50-18 13-41 19-67 19-31 0-59-8-85-23v-47c25 25 53 38 85 38 14 0 25-4 35-10 9-6 14-14 14-24 0-15-14-30-42-43z">
          <text:p/>
        </draw:path>
        <draw:frame draw:style-name="gr11" draw:text-style-name="P3" draw:layer="layout" svg:width="3.565cm" svg:height="1.497cm" svg:x="39.687cm" svg:y="26.76cm">
          <draw:image xlink:href="Pictures/10000001000001F4000000BE0B1BA76BC5A64093.png" xlink:type="simple" xlink:show="embed" xlink:actuate="onLoad" draw:mime-type="image/png">
            <text:p/>
          </draw:image>
        </draw:frame>
        <draw:line draw:style-name="gr5" draw:text-style-name="P3" draw:layer="layout" svg:x1="4.008cm" svg:y1="13.957cm" svg:x2="4.008cm" svg:y2="14.114cm">
          <text:p/>
        </draw:line>
        <draw:line draw:style-name="gr51" draw:text-style-name="P3" draw:layer="layout" svg:x1="4.008cm" svg:y1="14.305cm" svg:x2="4.008cm" svg:y2="17.159cm">
          <text:p/>
        </draw:line>
        <draw:line draw:style-name="gr5" draw:text-style-name="P3" draw:layer="layout" svg:x1="4.008cm" svg:y1="17.252cm" svg:x2="4.008cm" svg:y2="17.409cm">
          <text:p/>
        </draw:line>
        <draw:polygon draw:style-name="gr52" draw:text-style-name="P27" draw:layer="layout" svg:width="0.308cm" svg:height="0.212cm" svg:x="3.854cm" svg:y="13.913cm" svg:viewBox="0 0 309 213" draw:points="0,185 28,213 155,63 282,213 309,185 155,0">
          <text:p/>
        </draw:polygon>
        <draw:polygon draw:style-name="gr52" draw:text-style-name="P27" draw:layer="layout" svg:width="0.308cm" svg:height="0.212cm" svg:x="3.854cm" svg:y="17.243cm" svg:viewBox="0 0 309 213" draw:points="0,28 28,0 155,153 282,0 309,28 155,213">
          <text:p/>
        </draw:polygon>
        <draw:line draw:style-name="gr53" draw:text-style-name="P3" draw:layer="layout" svg:x1="6.033cm" svg:y1="9.858cm" svg:x2="6.033cm" svg:y2="10.014cm">
          <text:p/>
        </draw:line>
        <draw:line draw:style-name="gr54" draw:text-style-name="P3" draw:layer="layout" svg:x1="6.033cm" svg:y1="10.228cm" svg:x2="6.033cm" svg:y2="12.874cm">
          <text:p/>
        </draw:line>
        <draw:line draw:style-name="gr5" draw:text-style-name="P3" draw:layer="layout" svg:x1="6.033cm" svg:y1="12.98cm" svg:x2="6.033cm" svg:y2="13.136cm">
          <text:p/>
        </draw:line>
        <draw:polygon draw:style-name="gr55" draw:text-style-name="P28" draw:layer="layout" svg:width="0.308cm" svg:height="0.213cm" svg:x="5.879cm" svg:y="9.813cm" svg:viewBox="0 0 309 214" draw:points="0,186 28,214 155,62 282,214 309,186 155,0">
          <text:p/>
        </draw:polygon>
        <draw:polygon draw:style-name="gr56" draw:text-style-name="P27" draw:layer="layout" svg:width="0.308cm" svg:height="0.213cm" svg:x="5.879cm" svg:y="12.969cm" svg:viewBox="0 0 309 214" draw:points="0,28 28,0 155,153 282,0 309,28 155,214">
          <text:p/>
        </draw:polygon>
        <draw:line draw:style-name="gr5" draw:text-style-name="P3" draw:layer="layout" svg:x1="6.033cm" svg:y1="5.184cm" svg:x2="6.033cm" svg:y2="5.341cm">
          <text:p/>
        </draw:line>
        <draw:line draw:style-name="gr57" draw:text-style-name="P3" draw:layer="layout" svg:x1="6.033cm" svg:y1="5.524cm" svg:x2="6.033cm" svg:y2="8.762cm">
          <text:p/>
        </draw:line>
        <draw:line draw:style-name="gr5" draw:text-style-name="P3" draw:layer="layout" svg:x1="6.033cm" svg:y1="8.854cm" svg:x2="6.033cm" svg:y2="9.011cm">
          <text:p/>
        </draw:line>
        <draw:polygon draw:style-name="gr56" draw:text-style-name="P27" draw:layer="layout" svg:width="0.308cm" svg:height="0.212cm" svg:x="5.879cm" svg:y="5.139cm" svg:viewBox="0 0 309 213" draw:points="0,185 28,213 155,62 282,213 309,185 155,0">
          <text:p/>
        </draw:polygon>
        <draw:polygon draw:style-name="gr56" draw:text-style-name="P27" draw:layer="layout" svg:width="0.308cm" svg:height="0.212cm" svg:x="5.879cm" svg:y="8.844cm" svg:viewBox="0 0 309 213" draw:points="0,30 28,0 155,151 282,0 309,30 155,213">
          <text:p/>
        </draw:polygon>
        <draw:line draw:style-name="gr53" draw:text-style-name="P3" draw:layer="layout" svg:x1="26.558cm" svg:y1="5.184cm" svg:x2="26.558cm" svg:y2="5.341cm">
          <text:p/>
        </draw:line>
        <draw:line draw:style-name="gr57" draw:text-style-name="P3" draw:layer="layout" svg:x1="26.558cm" svg:y1="5.524cm" svg:x2="26.558cm" svg:y2="8.762cm">
          <text:p/>
        </draw:line>
        <draw:line draw:style-name="gr5" draw:text-style-name="P3" draw:layer="layout" svg:x1="26.558cm" svg:y1="8.854cm" svg:x2="26.558cm" svg:y2="9.011cm">
          <text:p/>
        </draw:line>
        <draw:polygon draw:style-name="gr55" draw:text-style-name="P28" draw:layer="layout" svg:width="0.31cm" svg:height="0.212cm" svg:x="26.403cm" svg:y="5.139cm" svg:viewBox="0 0 311 213" draw:points="0,185 28,213 155,62 283,213 311,185 155,0">
          <text:p/>
        </draw:polygon>
        <draw:polygon draw:style-name="gr58" draw:text-style-name="P28" draw:layer="layout" svg:width="0.31cm" svg:height="0.212cm" svg:x="26.403cm" svg:y="8.844cm" svg:viewBox="0 0 311 213" draw:points="0,30 28,0 155,151 283,0 311,30 155,213">
          <text:p/>
        </draw:polygon>
        <draw:frame draw:style-name="gr59" draw:text-style-name="P15" draw:layer="layout" svg:width="7.758cm" svg:height="1.118cm" svg:x="40.585cm" svg:y="18.37cm">
          <draw:text-box>
            <text:p text:style-name="P14"><text:span text:style-name="T3">Edge applications</text:span></text:p>
          </draw:text-box>
        </draw:frame>
        <draw:frame draw:style-name="gr25" draw:text-style-name="P7" draw:layer="layout" svg:width="2.056cm" svg:height="0.801cm" svg:x="64.327cm" svg:y="14.297cm">
          <draw:text-box>
            <text:p text:style-name="P6"><text:span text:style-name="T4">MQTT</text:span></text:p>
          </draw:text-box>
        </draw:frame>
        <draw:line draw:style-name="gr5" draw:text-style-name="P3" draw:layer="layout" svg:x1="66.825cm" svg:y1="14.244cm" svg:x2="66.825cm" svg:y2="14.401cm">
          <text:p/>
        </draw:line>
        <draw:line draw:style-name="gr60" draw:text-style-name="P3" draw:layer="layout" svg:x1="66.825cm" svg:y1="14.597cm" svg:x2="66.825cm" svg:y2="18.062cm">
          <text:p/>
        </draw:line>
        <draw:line draw:style-name="gr5" draw:text-style-name="P3" draw:layer="layout" svg:x1="66.825cm" svg:y1="18.16cm" svg:x2="66.825cm" svg:y2="18.316cm">
          <text:p/>
        </draw:line>
        <draw:polygon draw:style-name="gr56" draw:text-style-name="P27" draw:layer="layout" svg:width="0.308cm" svg:height="0.212cm" svg:x="66.672cm" svg:y="14.2cm" svg:viewBox="0 0 309 213" draw:points="0,185 28,213 155,60 283,213 309,185 155,0">
          <text:p/>
        </draw:polygon>
        <draw:polygon draw:style-name="gr56" draw:text-style-name="P27" draw:layer="layout" svg:width="0.308cm" svg:height="0.212cm" svg:x="66.672cm" svg:y="18.149cm" svg:viewBox="0 0 309 213" draw:points="0,28 28,0 155,153 283,0 309,28 155,213">
          <text:p/>
        </draw:polygon>
        <draw:line draw:style-name="gr5" draw:text-style-name="P3" draw:layer="layout" svg:x1="66.825cm" svg:y1="10.086cm" svg:x2="66.825cm" svg:y2="10.243cm">
          <text:p/>
        </draw:line>
        <draw:line draw:style-name="gr61" draw:text-style-name="P3" draw:layer="layout" svg:x1="66.825cm" svg:y1="10.428cm" svg:x2="66.825cm" svg:y2="13.209cm">
          <text:p/>
        </draw:line>
        <draw:line draw:style-name="gr5" draw:text-style-name="P3" draw:layer="layout" svg:x1="66.825cm" svg:y1="13.301cm" svg:x2="66.825cm" svg:y2="13.458cm">
          <text:p/>
        </draw:line>
        <draw:polygon draw:style-name="gr56" draw:text-style-name="P27" draw:layer="layout" svg:width="0.308cm" svg:height="0.212cm" svg:x="66.672cm" svg:y="10.042cm" svg:viewBox="0 0 309 213" draw:points="0,185 28,213 155,62 283,213 309,185 155,0">
          <text:p/>
        </draw:polygon>
        <draw:polygon draw:style-name="gr56" draw:text-style-name="P27" draw:layer="layout" svg:width="0.308cm" svg:height="0.212cm" svg:x="66.672cm" svg:y="13.292cm" svg:viewBox="0 0 309 213" draw:points="0,30 28,0 155,151 283,0 309,30 155,213">
          <text:p/>
        </draw:polygon>
        <draw:line draw:style-name="gr5" draw:text-style-name="P3" draw:layer="layout" svg:x1="66.825cm" svg:y1="5.184cm" svg:x2="66.825cm" svg:y2="5.341cm">
          <text:p/>
        </draw:line>
        <draw:line draw:style-name="gr62" draw:text-style-name="P3" draw:layer="layout" svg:x1="66.825cm" svg:y1="5.544cm" svg:x2="66.825cm" svg:y2="9.149cm">
          <text:p/>
        </draw:line>
        <draw:line draw:style-name="gr5" draw:text-style-name="P3" draw:layer="layout" svg:x1="66.825cm" svg:y1="9.251cm" svg:x2="66.825cm" svg:y2="9.408cm">
          <text:p/>
        </draw:line>
        <draw:polygon draw:style-name="gr56" draw:text-style-name="P27" draw:layer="layout" svg:width="0.308cm" svg:height="0.212cm" svg:x="66.672cm" svg:y="5.139cm" svg:viewBox="0 0 309 213" draw:points="0,185 28,213 155,62 283,213 309,185 155,0">
          <text:p/>
        </draw:polygon>
        <draw:polygon draw:style-name="gr52" draw:text-style-name="P27" draw:layer="layout" svg:width="0.308cm" svg:height="0.212cm" svg:x="66.672cm" svg:y="9.242cm" svg:viewBox="0 0 309 213" draw:points="0,28 28,0 155,151 283,0 309,28 155,213">
          <text:p/>
        </draw:polygon>
        <draw:line draw:style-name="gr5" draw:text-style-name="P3" draw:layer="layout" svg:x1="66.825cm" svg:y1="19.019cm" svg:x2="66.825cm" svg:y2="19.176cm">
          <text:p/>
        </draw:line>
        <draw:line draw:style-name="gr63" draw:text-style-name="P3" draw:layer="layout" svg:x1="66.825cm" svg:y1="19.384cm" svg:x2="66.825cm" svg:y2="23.049cm">
          <text:p/>
        </draw:line>
        <draw:line draw:style-name="gr5" draw:text-style-name="P3" draw:layer="layout" svg:x1="66.825cm" svg:y1="23.151cm" svg:x2="66.825cm" svg:y2="23.308cm">
          <text:p/>
        </draw:line>
        <draw:polygon draw:style-name="gr56" draw:text-style-name="P27" draw:layer="layout" svg:width="0.308cm" svg:height="0.212cm" svg:x="66.672cm" svg:y="18.974cm" svg:viewBox="0 0 309 213" draw:points="0,185 28,213 155,63 283,213 309,185 155,0">
          <text:p/>
        </draw:polygon>
        <draw:polygon draw:style-name="gr56" draw:text-style-name="P27" draw:layer="layout" svg:width="0.308cm" svg:height="0.212cm" svg:x="66.672cm" svg:y="23.142cm" svg:viewBox="0 0 309 213" draw:points="0,28 28,0 155,151 283,0 309,28 155,213">
          <text:p/>
        </draw:polygon>
        <draw:line draw:style-name="gr5" draw:text-style-name="P3" draw:layer="layout" svg:x1="5.025cm" svg:y1="13.957cm" svg:x2="5.025cm" svg:y2="14.114cm">
          <text:p/>
        </draw:line>
        <draw:line draw:style-name="gr51" draw:text-style-name="P3" draw:layer="layout" svg:x1="5.025cm" svg:y1="14.303cm" svg:x2="5.025cm" svg:y2="19.608cm">
          <text:p/>
        </draw:line>
        <draw:line draw:style-name="gr5" draw:text-style-name="P3" draw:layer="layout" svg:x1="5.025cm" svg:y1="19.702cm" svg:x2="5.025cm" svg:y2="19.859cm">
          <text:p/>
        </draw:line>
        <draw:polygon draw:style-name="gr52" draw:text-style-name="P27" draw:layer="layout" svg:width="0.308cm" svg:height="0.212cm" svg:x="4.87cm" svg:y="13.913cm" svg:viewBox="0 0 309 213" draw:points="0,185 28,213 154,63 282,213 309,185 154,0">
          <text:p/>
        </draw:polygon>
        <draw:polygon draw:style-name="gr56" draw:text-style-name="P27" draw:layer="layout" svg:width="0.308cm" svg:height="0.212cm" svg:x="4.87cm" svg:y="19.693cm" svg:viewBox="0 0 309 213" draw:points="0,28 28,0 154,150 282,0 309,28 154,213">
          <text:p/>
        </draw:polygon>
        <draw:line draw:style-name="gr5" draw:text-style-name="P3" draw:layer="layout" svg:x1="6.033cm" svg:y1="13.957cm" svg:x2="6.033cm" svg:y2="14.114cm">
          <text:p/>
        </draw:line>
        <draw:line draw:style-name="gr64" draw:text-style-name="P3" draw:layer="layout" svg:x1="6.033cm" svg:y1="14.314cm" svg:x2="6.033cm" svg:y2="23.076cm">
          <text:p/>
        </draw:line>
        <draw:line draw:style-name="gr5" draw:text-style-name="P3" draw:layer="layout" svg:x1="6.033cm" svg:y1="23.178cm" svg:x2="6.033cm" svg:y2="23.334cm">
          <text:p/>
        </draw:line>
        <draw:polygon draw:style-name="gr52" draw:text-style-name="P27" draw:layer="layout" svg:width="0.308cm" svg:height="0.212cm" svg:x="5.879cm" svg:y="13.913cm" svg:viewBox="0 0 309 213" draw:points="0,185 28,213 155,63 282,213 309,185 155,0">
          <text:p/>
        </draw:polygon>
        <draw:polygon draw:style-name="gr56" draw:text-style-name="P27" draw:layer="layout" svg:width="0.308cm" svg:height="0.213cm" svg:x="5.879cm" svg:y="23.167cm" svg:viewBox="0 0 309 214" draw:points="0,30 28,0 155,153 282,0 309,30 155,214">
          <text:p/>
        </draw:polygon>
        <draw:path draw:style-name="gr65" draw:text-style-name="P2" draw:layer="layout" svg:width="2.745cm" svg:height="3.034cm" svg:x="49.691cm" svg:y="17.15cm" svg:viewBox="0 0 2746 3035" svg:d="M2746 1517c0 839-616 1518-1374 1518-757 0-1372-679-1372-1518 0-838 615-1517 1372-1517 758 0 1374 679 1374 1517z">
          <text:p/>
        </draw:path>
        <draw:path draw:style-name="gr66" draw:text-style-name="P3" draw:layer="layout" svg:width="0.421cm" svg:height="0.466cm" svg:x="51.203cm" svg:y="18.683cm" svg:viewBox="0 0 422 467" svg:d="M422 234c0 129-94 233-210 233-117 0-212-104-212-233s95-234 212-234c116 0 210 105 210 234z">
          <text:p/>
        </draw:path>
        <draw:path draw:style-name="gr66" draw:text-style-name="P3" draw:layer="layout" svg:width="1.055cm" svg:height="1.165cm" svg:x="50.886cm" svg:y="18.333cm" svg:viewBox="0 0 1056 1166" svg:d="M1049 676c5-31 7-62 7-93 0-32-2-62-7-92l-121-34c-8-35-20-66-36-97l63-120c-33-49-73-93-118-130l-108 70c-28-17-57-31-86-40l-33-133c-26-5-54-7-82-7-29 0-57 2-84 7l-31 133c-31 9-60 23-87 40l-108-70c-45 37-84 81-117 130l63 120c-15 31-28 62-37 97l-120 34c-4 30-7 60-7 92 0 31 3 62 7 93l120 34c9 33 21 66 37 96l-63 118c33 51 72 95 117 130l108-68c27 16 56 29 86 39l32 134c27 4 55 7 84 7 28 0 56-3 82-7l31-134c31-10 60-23 88-39l108 68c45-35 85-79 118-130l-63-118c16-30 28-62 36-96z">
          <text:p/>
        </draw:path>
        <draw:path draw:style-name="gr66" draw:text-style-name="P3" draw:layer="layout" svg:width="0.336cm" svg:height="0.371cm" svg:x="50.436cm" svg:y="18.115cm" svg:viewBox="0 0 337 372" svg:d="M336 203c-9 102-90 178-182 168-93-9-162-100-153-202 8-102 90-178 184-168 92 9 159 99 151 202z">
          <text:p/>
        </draw:path>
        <draw:path draw:style-name="gr66" draw:text-style-name="P3" draw:layer="layout" svg:width="0.84cm" svg:height="0.928cm" svg:x="50.185cm" svg:y="17.836cm" svg:viewBox="0 0 841 929" svg:d="M827 579c6-22 10-48 12-73s2-48 0-73l-93-37c-4-27-12-54-21-79l57-89c-23-43-51-80-85-114l-90 47c-22-16-43-29-67-38l-16-109c-21-6-44-10-66-12-23-2-44-2-66-1l-34 103c-24 4-49 13-71 25l-81-64c-38 25-73 56-102 93l42 100c-15 22-26 47-35 73l-97 18c-7 23-10 47-12 72s-2 50-1 73l93 38c4 29 13 55 22 81l-57 88c22 43 51 81 84 113l90-46c20 15 43 28 66 39l17 107c21 6 42 11 65 13 22 2 45 3 66 0l35-103c24-4 48-13 71-23l81 62c38-24 73-55 102-93l-41-98c14-24 25-48 35-74z">
          <text:p/>
        </draw:path>
        <draw:path draw:style-name="gr67" draw:text-style-name="P2" draw:layer="layout" svg:width="2.745cm" svg:height="3.034cm" svg:x="53.752cm" svg:y="17.15cm" svg:viewBox="0 0 2746 3035" svg:d="M2746 1517c0 839-615 1518-1373 1518s-1373-679-1373-1518c0-838 615-1517 1373-1517s1373 679 1373 1517z">
          <text:p/>
        </draw:path>
        <draw:polygon draw:style-name="gr66" draw:text-style-name="P3" draw:layer="layout" svg:width="1.445cm" svg:height="1.261cm" svg:x="54.401cm" svg:y="17.933cm" svg:viewBox="0 0 1446 1262" draw:points="0,0 1446,0 1446,1262 0,1262">
          <text:p/>
        </draw:polygon>
        <draw:line draw:style-name="gr68" draw:text-style-name="P3" draw:layer="layout" svg:x1="54.554cm" svg:y1="19.194cm" svg:x2="54.554cm" svg:y2="19.405cm">
          <text:p/>
        </draw:line>
        <draw:line draw:style-name="gr68" draw:text-style-name="P3" draw:layer="layout" svg:x1="55.693cm" svg:y1="19.194cm" svg:x2="55.693cm" svg:y2="19.405cm">
          <text:p/>
        </draw:line>
        <draw:line draw:style-name="gr66" draw:text-style-name="P3" draw:layer="layout" svg:x1="54.515cm" svg:y1="18.101cm" svg:x2="54.753cm" svg:y2="18.101cm">
          <text:p/>
        </draw:line>
        <draw:line draw:style-name="gr68" draw:text-style-name="P3" draw:layer="layout" svg:x1="54.515cm" svg:y1="18.31cm" svg:x2="54.753cm" svg:y2="18.31cm">
          <text:p/>
        </draw:line>
        <draw:polyline draw:style-name="gr66" draw:text-style-name="P3" draw:layer="layout" svg:width="0.988cm" svg:height="0.924cm" svg:x="54.858cm" svg:y="17.933cm" svg:viewBox="0 0 989 925" draw:points="0,0 0,925 989,925">
          <text:p/>
        </draw:polyline>
        <draw:polyline draw:style-name="gr68" draw:text-style-name="P3" draw:layer="layout" svg:width="0.228cm" svg:height="0.368cm" svg:x="55.238cm" svg:y="17.942cm" svg:viewBox="0 0 229 369" draw:points="0,0 0,369 229,369 229,0">
          <text:p/>
        </draw:polyline>
        <draw:line draw:style-name="gr68" draw:text-style-name="P3" draw:layer="layout" svg:x1="55.353cm" svg:y1="18.31cm" svg:x2="55.353cm" svg:y2="18.562cm">
          <text:p/>
        </draw:line>
        <draw:path draw:style-name="gr69" draw:text-style-name="P2" draw:layer="layout" svg:width="2.745cm" svg:height="3.034cm" svg:x="57.812cm" svg:y="17.15cm" svg:viewBox="0 0 2746 3035" svg:d="M2746 1517c0 839-616 1518-1374 1518-757 0-1372-679-1372-1518 0-838 615-1517 1372-1517 758 0 1374 679 1374 1517z">
          <text:p/>
        </draw:path>
        <draw:polyline draw:style-name="gr66" draw:text-style-name="P3" draw:layer="layout" svg:width="1.783cm" svg:height="1.244cm" svg:x="58.293cm" svg:y="17.787cm" svg:viewBox="0 0 1784 1245" draw:points="1784,1031 1784,0 0,0 0,1245 1007,1245">
          <text:p/>
        </draw:polyline>
        <draw:line draw:style-name="gr66" draw:text-style-name="P3" draw:layer="layout" svg:x1="59.184cm" svg:y1="18.356cm" svg:x2="59.184cm" svg:y2="18.771cm">
          <text:p/>
        </draw:line>
        <draw:polygon draw:style-name="gr66" draw:text-style-name="P3" draw:layer="layout" svg:width="0.562cm" svg:height="0.726cm" svg:x="58.903cm" svg:y="18.046cm" svg:viewBox="0 0 563 727" draw:points="0,155 0,569 281,727 563,569 563,155 281,0">
          <text:p/>
        </draw:polygon>
        <draw:polyline draw:style-name="gr66" draw:text-style-name="P3" draw:layer="layout" svg:width="0.562cm" svg:height="0.155cm" svg:x="58.904cm" svg:y="18.201cm" svg:viewBox="0 0 563 156" draw:points="0,0 281,156 563,0">
          <text:p/>
        </draw:polyline>
        <draw:path draw:style-name="gr66" draw:text-style-name="P3" draw:layer="layout" svg:width="0.658cm" svg:height="0.727cm" svg:x="59.419cm" svg:y="18.822cm" svg:viewBox="0 0 659 728" svg:d="M659 363c0 200-148 365-330 365-181 0-329-165-329-365s148-363 329-363c182 0 330 163 330 363z">
          <text:p/>
        </draw:path>
        <draw:polygon draw:style-name="gr52" draw:text-style-name="P27" draw:layer="layout" svg:width="0.235cm" svg:height="0.334cm" svg:x="59.653cm" svg:y="19.019cm" svg:viewBox="0 0 236 335" draw:points="0,0 236,167 0,335">
          <text:p/>
        </draw:polygon>
        <draw:path draw:style-name="gr66" draw:text-style-name="P3" draw:layer="layout" svg:width="1.31cm" svg:height="1.832cm" svg:x="12.882cm" svg:y="30.519cm" svg:viewBox="0 0 1311 1833" svg:d="M1180 0h-1049c-72 0-131 64-131 143v1547c0 79 59 143 131 143h1049c72 0 131-64 131-143v-1547c0-79-59-143-131-143z">
          <text:p/>
        </draw:path>
        <draw:line draw:style-name="gr66" draw:text-style-name="P3" draw:layer="layout" svg:x1="13.885cm" svg:y1="30.713cm" svg:x2="14.017cm" svg:y2="30.713cm">
          <text:p/>
        </draw:line>
        <draw:line draw:style-name="gr66" draw:text-style-name="P3" draw:layer="layout" svg:x1="13.709cm" svg:y1="30.713cm" svg:x2="13.841cm" svg:y2="30.713cm">
          <text:p/>
        </draw:line>
        <draw:line draw:style-name="gr66" draw:text-style-name="P3" draw:layer="layout" svg:x1="13.535cm" svg:y1="30.713cm" svg:x2="13.667cm" svg:y2="30.713cm">
          <text:p/>
        </draw:line>
        <draw:line draw:style-name="gr66" draw:text-style-name="P3" draw:layer="layout" svg:x1="13.056cm" svg:y1="30.713cm" svg:x2="13.384cm" svg:y2="30.713cm">
          <text:p/>
        </draw:line>
        <draw:path draw:style-name="gr66" draw:text-style-name="P3" draw:layer="layout" svg:width="0.785cm" svg:height="0.869cm" svg:x="13.144cm" svg:y="31.194cm" svg:viewBox="0 0 786 870" svg:d="M786 435c0 240-177 435-394 435-216 0-392-195-392-435s176-435 392-435c217 0 394 195 394 435z">
          <text:p/>
        </draw:path>
        <draw:line draw:style-name="gr66" draw:text-style-name="P3" draw:layer="layout" svg:x1="12.88cm" svg:y1="30.905cm" svg:x2="14.19cm" svg:y2="30.905cm">
          <text:p/>
        </draw:line>
        <draw:path draw:style-name="gr66" draw:text-style-name="P3" draw:layer="layout" svg:width="0.349cm" svg:height="0.063cm" svg:x="13.361cm" svg:y="31.784cm" svg:viewBox="0 0 350 64" svg:d="M0 12c0 0 37 52 92 52 74 0 92-64 167-64 55 0 91 43 91 43">
          <text:p/>
        </draw:path>
        <draw:path draw:style-name="gr66" draw:text-style-name="P3" draw:layer="layout" svg:width="0.349cm" svg:height="0.062cm" svg:x="13.361cm" svg:y="31.591cm" svg:viewBox="0 0 350 63" svg:d="M0 11c0 0 37 52 92 52 74 0 92-63 167-63 55 0 91 41 91 41">
          <text:p/>
        </draw:path>
        <draw:path draw:style-name="gr66" draw:text-style-name="P3" draw:layer="layout" svg:width="0.349cm" svg:height="0.062cm" svg:x="13.361cm" svg:y="31.399cm" svg:viewBox="0 0 350 63" svg:d="M0 11c0 0 37 52 92 52 74 0 92-63 167-63 55 0 91 43 91 43">
          <text:p/>
        </draw:path>
        <draw:path draw:style-name="gr66" draw:text-style-name="P3" draw:layer="layout" svg:width="0.437cm" svg:height="0.483cm" svg:x="18.102cm" svg:y="31.24cm" svg:viewBox="0 0 438 484" svg:d="M438 243c0 132-97 241-218 241-123 0-220-109-220-241 0-134 97-243 220-243 121 0 218 109 218 243z">
          <text:p/>
        </draw:path>
        <draw:polygon draw:style-name="gr66" draw:text-style-name="P3" draw:layer="layout" svg:width="0.785cm" svg:height="0.24cm" svg:x="18.364cm" svg:y="31.915cm" svg:viewBox="0 0 786 241" draw:points="786,241 0,241 0,0 786,0">
          <text:p/>
        </draw:polygon>
        <draw:line draw:style-name="gr66" draw:text-style-name="P3" draw:layer="layout" svg:x1="18.566cm" svg:y1="31.922cm" svg:x2="18.384cm" svg:y2="31.722cm">
          <text:p/>
        </draw:line>
        <draw:line draw:style-name="gr66" draw:text-style-name="P3" draw:layer="layout" svg:x1="18.544cm" svg:y1="31.557cm" svg:x2="18.872cm" svg:y2="31.92cm">
          <text:p/>
        </draw:line>
        <draw:polygon draw:style-name="gr66" draw:text-style-name="P3" draw:layer="layout" svg:width="0.348cm" svg:height="0.472cm" svg:x="18.773cm" svg:y="30.848cm" svg:viewBox="0 0 349 473" draw:points="197,473 349,378 151,0 0,97">
          <text:p/>
        </draw:polygon>
        <draw:polyline draw:style-name="gr66" draw:text-style-name="P3" draw:layer="layout" svg:width="0.485cm" svg:height="0.463cm" svg:x="18.44cm" svg:y="31.027cm" svg:viewBox="0 0 486 464" draw:points="0,240 377,0 486,209 88,464">
          <text:p/>
        </draw:polyline>
        <draw:polyline draw:style-name="gr66" draw:text-style-name="P3" draw:layer="layout" svg:width="0.362cm" svg:height="0.175cm" svg:x="18.944cm" svg:y="30.715cm" svg:viewBox="0 0 363 176" draw:points="0,176 91,60 363,0">
          <text:p/>
        </draw:polyline>
        <draw:polyline draw:style-name="gr66" draw:text-style-name="P3" draw:layer="layout" svg:width="0.319cm" svg:height="0.259cm" svg:x="19.097cm" svg:y="30.923cm" svg:viewBox="0 0 320 260" draw:points="0,260 136,230 320,0">
          <text:p/>
        </draw:polyline>
        <draw:path draw:style-name="gr66" draw:text-style-name="P3" draw:layer="layout" svg:width="0.338cm" svg:height="0.193cm" svg:x="23.589cm" svg:y="31.484cm" svg:viewBox="0 0 339 194" svg:d="M0 84c0-46 35-84 77-84 0 0 135 18 185 24 52 7 77 38 77 84 0 48-34 86-77 86h-185c-42 0-77-38-77-86z">
          <text:p/>
        </draw:path>
        <draw:path draw:style-name="gr66" draw:text-style-name="P3" draw:layer="layout" svg:width="1.659cm" svg:height="1.447cm" svg:x="23.327cm" svg:y="30.713cm" svg:viewBox="0 0 1660 1448" svg:d="M829 1206h470c0 230 66 242 66 242h186c42 0 65-121 65-242v-337c0-121-88-240-88-240h44c55 0 88-50 88-99 0-84-77-95-77-95h-186c0 0-54-182-130-290-99-157-438-145-438-145 0 0-337-12-436 145-76 108-131 290-131 290h-185c0 0-77 11-77 95 0 49 33 99 88 99h44c0 0-88 119-88 240v337c0 121 21 242 65 242h185c0 0 67-12 67-242z">
          <text:p/>
        </draw:path>
        <draw:path draw:style-name="gr66" draw:text-style-name="P3" draw:layer="layout" svg:width="0.338cm" svg:height="0.193cm" svg:x="24.385cm" svg:y="31.484cm" svg:viewBox="0 0 339 194" svg:d="M339 84c0-46-34-84-76-84 0 0-136 18-186 24-51 7-77 38-77 84 0 48 34 86 77 86h186c42 0 76-38 76-86z">
          <text:p/>
        </draw:path>
        <draw:path draw:style-name="gr66" draw:text-style-name="P3" draw:layer="layout" svg:width="1.134cm" svg:height="0.048cm" svg:x="23.59cm" svg:y="31.147cm" svg:viewBox="0 0 1135 49" svg:d="M0 0c376 65 759 65 1135 0">
          <text:p/>
        </draw:path>
        <draw:path draw:style-name="gr66" draw:text-style-name="P3" draw:layer="layout" svg:width="0.261cm" svg:height="0.146cm" svg:x="24.243cm" svg:y="31.035cm" svg:viewBox="0 0 262 147" svg:d="M0 147c0-81 59-147 131-147s131 66 131 147">
          <text:p/>
        </draw:path>
        <draw:path draw:style-name="gr66" draw:text-style-name="P3" draw:layer="layout" svg:width="0.249cm" svg:height="0.823cm" svg:x="28.897cm" svg:y="31.636cm" svg:viewBox="0 0 250 824" svg:d="M119 824h-119v-824h119c72 0 131 66 131 146v533c0 81-59 145-131 145z">
          <text:p/>
        </draw:path>
        <draw:polyline draw:style-name="gr66" draw:text-style-name="P3" draw:layer="layout" svg:width="0.482cm" svg:height="0.275cm" svg:x="29.145cm" svg:y="31.91cm" svg:viewBox="0 0 483 276" draw:points="483,276 0,276 0,0 483,0">
          <text:p/>
        </draw:polyline>
        <draw:path draw:style-name="gr66" draw:text-style-name="P3" draw:layer="layout" svg:width="0.373cm" svg:height="0.412cm" svg:x="29.579cm" svg:y="31.842cm" svg:viewBox="0 0 374 413" svg:d="M374 206c0 114-84 207-188 207-102 0-186-93-186-207s84-206 186-206c104 0 188 92 188 206z">
          <text:p/>
        </draw:path>
        <draw:polyline draw:style-name="gr66" draw:text-style-name="P3" draw:layer="layout" svg:width="0.378cm" svg:height="0.709cm" svg:x="29.676cm" svg:y="31.216cm" svg:viewBox="0 0 379 710" draw:points="0,647 136,0 379,63 242,710">
          <text:p/>
        </draw:polyline>
        <draw:polygon draw:style-name="gr66" draw:text-style-name="P3" draw:layer="layout" svg:width="2.182cm" svg:height="1.068cm" svg:x="29.027cm" svg:y="30.413cm" svg:viewBox="0 0 2183 1069" draw:points="1815,1069 0,601 126,0 2183,528">
          <text:p/>
        </draw:polygon>
        <draw:path draw:style-name="gr66" draw:text-style-name="P3" draw:layer="layout" svg:width="0.481cm" svg:height="0.386cm" svg:x="35.295cm" svg:y="31.772cm" svg:viewBox="0 0 482 387" svg:d="M0 0v243c0 79 59 144 132 144h350">
          <text:p/>
        </draw:path>
        <draw:path draw:style-name="gr66" draw:text-style-name="P3" draw:layer="layout" svg:width="1.091cm" svg:height="1.061cm" svg:x="35.121cm" svg:y="30.713cm" svg:viewBox="0 0 1092 1062" svg:d="M458 580h504c71 0 130-65 130-145v-291c0-79-59-144-130-144h-656c-73 0-120 60-131 144 0 0-175 689-175 773s59 145 132 145h130c72 0 120-73 131-145z">
          <text:p/>
        </draw:path>
        <draw:polygon draw:style-name="gr66" draw:text-style-name="P3" draw:layer="layout" svg:width="0.261cm" svg:height="0.29cm" svg:x="36.211cm" svg:y="30.857cm" svg:viewBox="0 0 262 291" draw:points="45,291 262,146 45,0 0,0 0,291">
          <text:p/>
        </draw:polygon>
        <draw:line draw:style-name="gr66" draw:text-style-name="P3" draw:layer="layout" svg:x1="36.484cm" svg:y1="31.002cm" svg:x2="36.821cm" svg:y2="31.002cm">
          <text:p/>
        </draw:line>
        <draw:line draw:style-name="gr66" draw:text-style-name="P3" draw:layer="layout" svg:x1="35.732cm" svg:y1="31.291cm" svg:x2="35.732cm" svg:y2="31.484cm">
          <text:p/>
        </draw:line>
        <draw:line draw:style-name="gr66" draw:text-style-name="P3" draw:layer="layout" svg:x1="41.3cm" svg:y1="32.182cm" svg:x2="41.824cm" svg:y2="32.182cm">
          <text:p/>
        </draw:line>
        <draw:line draw:style-name="gr66" draw:text-style-name="P3" draw:layer="layout" svg:x1="41.343cm" svg:y1="32.375cm" svg:x2="41.779cm" svg:y2="32.375cm">
          <text:p/>
        </draw:line>
        <draw:path draw:style-name="gr66" draw:text-style-name="P3" draw:layer="layout" svg:width="0.96cm" svg:height="1.158cm" svg:x="41.082cm" svg:y="30.881cm" svg:viewBox="0 0 961 1159" svg:d="M699 1159v-121c0-47 45-81 65-98 20-19 38-35 56-55 188-202 188-530 0-734-93-100-216-151-339-151-122 0-245 51-340 151-188 204-188 532 0 734 20 20 38 36 57 55 20 17 65 51 65 98v121">
          <text:p/>
        </draw:path>
        <draw:line draw:style-name="gr66" draw:text-style-name="P3" draw:layer="layout" svg:x1="42.39cm" svg:y1="31.411cm" svg:x2="42.173cm" svg:y2="31.411cm">
          <text:p/>
        </draw:line>
        <draw:line draw:style-name="gr66" draw:text-style-name="P3" draw:layer="layout" svg:x1="40.951cm" svg:y1="31.411cm" svg:x2="40.734cm" svg:y2="31.411cm">
          <text:p/>
        </draw:line>
        <draw:line draw:style-name="gr66" draw:text-style-name="P3" draw:layer="layout" svg:x1="41.561cm" svg:y1="30.496cm" svg:x2="41.561cm" svg:y2="30.736cm">
          <text:p/>
        </draw:line>
        <draw:line draw:style-name="gr66" draw:text-style-name="P3" draw:layer="layout" svg:x1="41.134cm" svg:y1="31.867cm" svg:x2="40.978cm" svg:y2="32.039cm">
          <text:p/>
        </draw:line>
        <draw:line draw:style-name="gr66" draw:text-style-name="P3" draw:layer="layout" svg:x1="42.148cm" svg:y1="30.759cm" svg:x2="41.99cm" svg:y2="30.933cm">
          <text:p/>
        </draw:line>
        <draw:line draw:style-name="gr66" draw:text-style-name="P3" draw:layer="layout" svg:x1="41.991cm" svg:y1="31.867cm" svg:x2="42.148cm" svg:y2="32.039cm">
          <text:p/>
        </draw:line>
        <draw:line draw:style-name="gr66" draw:text-style-name="P3" draw:layer="layout" svg:x1="40.978cm" svg:y1="30.759cm" svg:x2="41.136cm" svg:y2="30.933cm">
          <text:p/>
        </draw:line>
        <draw:polyline draw:style-name="gr66" draw:text-style-name="P3" draw:layer="layout" svg:width="0.601cm" svg:height="1.328cm" svg:x="47.121cm" svg:y="31.013cm" svg:viewBox="0 0 602 1329" draw:points="0,1329 602,1329 602,0 0,0">
          <text:p/>
        </draw:polyline>
        <draw:polygon draw:style-name="gr66" draw:text-style-name="P3" draw:layer="layout" svg:width="0.655cm" svg:height="1.811cm" svg:x="46.299cm" svg:y="30.53cm" svg:viewBox="0 0 656 1812" draw:points="656,0 0,0 0,1812 656,1812">
          <text:p/>
        </draw:polygon>
        <draw:line draw:style-name="gr66" draw:text-style-name="P3" draw:layer="layout" svg:x1="46.738cm" svg:y1="30.771cm" svg:x2="46.738cm" svg:y2="31.012cm">
          <text:p/>
        </draw:line>
        <draw:line draw:style-name="gr66" draw:text-style-name="P3" draw:layer="layout" svg:x1="46.519cm" svg:y1="30.771cm" svg:x2="46.519cm" svg:y2="31.012cm">
          <text:p/>
        </draw:line>
        <draw:line draw:style-name="gr66" draw:text-style-name="P3" draw:layer="layout" svg:x1="46.738cm" svg:y1="31.134cm" svg:x2="46.738cm" svg:y2="31.375cm">
          <text:p/>
        </draw:line>
        <draw:line draw:style-name="gr66" draw:text-style-name="P3" draw:layer="layout" svg:x1="46.519cm" svg:y1="31.134cm" svg:x2="46.519cm" svg:y2="31.375cm">
          <text:p/>
        </draw:line>
        <draw:line draw:style-name="gr66" draw:text-style-name="P3" draw:layer="layout" svg:x1="46.738cm" svg:y1="31.496cm" svg:x2="46.738cm" svg:y2="31.737cm">
          <text:p/>
        </draw:line>
        <draw:line draw:style-name="gr66" draw:text-style-name="P3" draw:layer="layout" svg:x1="46.519cm" svg:y1="31.496cm" svg:x2="46.519cm" svg:y2="31.737cm">
          <text:p/>
        </draw:line>
        <draw:line draw:style-name="gr66" draw:text-style-name="P3" draw:layer="layout" svg:x1="47.286cm" svg:y1="31.195cm" svg:x2="47.286cm" svg:y2="31.436cm">
          <text:p/>
        </draw:line>
        <draw:line draw:style-name="gr66" draw:text-style-name="P3" draw:layer="layout" svg:x1="47.286cm" svg:y1="31.556cm" svg:x2="47.286cm" svg:y2="31.797cm">
          <text:p/>
        </draw:line>
        <draw:line draw:style-name="gr66" draw:text-style-name="P3" draw:layer="layout" svg:x1="47.488cm" svg:y1="31.195cm" svg:x2="47.488cm" svg:y2="31.436cm">
          <text:p/>
        </draw:line>
        <draw:line draw:style-name="gr66" draw:text-style-name="P3" draw:layer="layout" svg:x1="47.488cm" svg:y1="31.556cm" svg:x2="47.488cm" svg:y2="31.797cm">
          <text:p/>
        </draw:line>
        <draw:polygon draw:style-name="gr66" draw:text-style-name="P3" draw:layer="layout" svg:width="0.481cm" svg:height="0.337cm" svg:x="52.331cm" svg:y="30.761cm" svg:viewBox="0 0 482 338" draw:points="0,338 482,338 482,0 0,0">
          <text:p/>
        </draw:polygon>
        <draw:polygon draw:style-name="gr58" draw:text-style-name="P28" draw:layer="layout" svg:width="0.437cm" svg:height="0.772cm" svg:x="52.375cm" svg:y="31.243cm" svg:viewBox="0 0 438 773" draw:points="88,773 438,338 218,338 349,0 0,435 218,435">
          <text:p/>
        </draw:polygon>
        <draw:path draw:style-name="gr66" draw:text-style-name="P3" draw:layer="layout" svg:width="0.317cm" svg:height="0.82cm" svg:x="51.807cm" svg:y="31.339cm" svg:viewBox="0 0 318 821" svg:d="M318 821h-194c-68 0-124-60-124-135v-686">
          <text:p/>
        </draw:path>
        <draw:path draw:style-name="gr66" draw:text-style-name="P3" draw:layer="layout" svg:width="0.829cm" svg:height="1.832cm" svg:x="52.157cm" svg:y="30.519cm" svg:viewBox="0 0 830 1833" svg:d="M830 1833h-830v-1640c0-107 78-193 175-193h480c97 0 175 86 175 194z">
          <text:p/>
        </draw:path>
        <draw:path draw:style-name="gr66" draw:text-style-name="P3" draw:layer="layout" svg:width="0.349cm" svg:height="0.193cm" svg:x="51.633cm" svg:y="31.146cm" svg:viewBox="0 0 350 194" svg:d="M350 0c0 108-78 194-175 194s-175-86-175-194z">
          <text:p/>
        </draw:path>
        <draw:line draw:style-name="gr66" draw:text-style-name="P3" draw:layer="layout" svg:x1="51.721cm" svg:y1="31.061cm" svg:x2="51.721cm" svg:y2="30.906cm">
          <text:p/>
        </draw:line>
        <draw:line draw:style-name="gr66" draw:text-style-name="P3" draw:layer="layout" svg:x1="51.895cm" svg:y1="31.061cm" svg:x2="51.895cm" svg:y2="30.906cm">
          <text:p/>
        </draw:line>
        <draw:polygon draw:style-name="gr66" draw:text-style-name="P3" draw:layer="layout" svg:width="0.349cm" svg:height="0.097cm" svg:x="51.633cm" svg:y="31.05cm" svg:viewBox="0 0 350 98" draw:points="350,98 0,98 0,0 350,0">
          <text:p/>
        </draw:polygon>
        <draw:path draw:style-name="gr66" draw:text-style-name="P3" draw:layer="layout" svg:width="1.265cm" svg:height="0.827cm" svg:x="56.897cm" svg:y="31.315cm" svg:viewBox="0 0 1266 828" svg:d="M1146 828h-1026c-81 0-138-85-115-170l153-563c15-56 61-95 115-95h720c54 0 100 39 115 95l153 563c23 85-34 170-115 170z">
          <text:p/>
        </draw:path>
        <draw:line draw:style-name="gr66" draw:text-style-name="P3" draw:layer="layout" svg:x1="56.966cm" svg:y1="31.699cm" svg:x2="58.093cm" svg:y2="31.699cm">
          <text:p/>
        </draw:line>
        <draw:line draw:style-name="gr66" draw:text-style-name="P3" draw:layer="layout" svg:x1="57.364cm" svg:y1="31.315cm" svg:x2="57.275cm" svg:y2="32.143cm">
          <text:p/>
        </draw:line>
        <draw:line draw:style-name="gr66" draw:text-style-name="P3" draw:layer="layout" svg:x1="57.697cm" svg:y1="31.315cm" svg:x2="57.786cm" svg:y2="32.143cm">
          <text:p/>
        </draw:line>
        <draw:line draw:style-name="gr66" draw:text-style-name="P3" draw:layer="layout" svg:x1="57.415cm" svg:y1="32.142cm" svg:x2="57.415cm" svg:y2="32.363cm">
          <text:p/>
        </draw:line>
        <draw:line draw:style-name="gr66" draw:text-style-name="P3" draw:layer="layout" svg:x1="57.644cm" svg:y1="32.142cm" svg:x2="57.644cm" svg:y2="32.363cm">
          <text:p/>
        </draw:line>
        <draw:line draw:style-name="gr66" draw:text-style-name="P3" draw:layer="layout" svg:x1="57.218cm" svg:y1="32.363cm" svg:x2="57.841cm" svg:y2="32.363cm">
          <text:p/>
        </draw:line>
        <draw:path draw:style-name="gr66" draw:text-style-name="P3" draw:layer="layout" svg:width="0.223cm" svg:height="0.245cm" svg:x="57.418cm" svg:y="30.723cm" svg:viewBox="0 0 224 246" svg:d="M224 122c0-68-51-122-113-122-61 0-111 54-111 122 0 70 50 124 111 124 62 0 113-54 113-124z">
          <text:p/>
        </draw:path>
        <draw:line draw:style-name="gr66" draw:text-style-name="P3" draw:layer="layout" svg:x1="57.529cm" svg:y1="30.631cm" svg:x2="57.529cm" svg:y2="30.508cm">
          <text:p/>
        </draw:line>
        <draw:line draw:style-name="gr66" draw:text-style-name="P3" draw:layer="layout" svg:x1="57.529cm" svg:y1="31.183cm" svg:x2="57.529cm" svg:y2="31.06cm">
          <text:p/>
        </draw:line>
        <draw:line draw:style-name="gr66" draw:text-style-name="P3" draw:layer="layout" svg:x1="57.834cm" svg:y1="30.845cm" svg:x2="57.723cm" svg:y2="30.845cm">
          <text:p/>
        </draw:line>
        <draw:line draw:style-name="gr66" draw:text-style-name="P3" draw:layer="layout" svg:x1="57.335cm" svg:y1="30.845cm" svg:x2="57.224cm" svg:y2="30.845cm">
          <text:p/>
        </draw:line>
        <draw:line draw:style-name="gr66" draw:text-style-name="P3" draw:layer="layout" svg:x1="57.666cm" svg:y1="30.695cm" svg:x2="57.746cm" svg:y2="30.607cm">
          <text:p/>
        </draw:line>
        <draw:line draw:style-name="gr66" draw:text-style-name="P3" draw:layer="layout" svg:x1="57.313cm" svg:y1="31.086cm" svg:x2="57.393cm" svg:y2="30.998cm">
          <text:p/>
        </draw:line>
        <draw:line draw:style-name="gr66" draw:text-style-name="P3" draw:layer="layout" svg:x1="57.725cm" svg:y1="31.062cm" svg:x2="57.667cm" svg:y2="30.998cm">
          <text:p/>
        </draw:line>
        <draw:line draw:style-name="gr66" draw:text-style-name="P3" draw:layer="layout" svg:x1="57.393cm" svg:y1="30.695cm" svg:x2="57.313cm" svg:y2="30.607cm">
          <text:p/>
        </draw:line>
        <draw:frame draw:style-name="gr25" draw:text-style-name="P7" draw:layer="layout" svg:width="2.056cm" svg:height="0.801cm" svg:x="64.327cm" svg:y="6.324cm">
          <draw:text-box>
            <text:p text:style-name="P6"><text:span text:style-name="T4">MQTT</text:span></text:p>
          </draw:text-box>
        </draw:frame>
        <draw:frame draw:style-name="gr10" draw:text-style-name="P7" draw:layer="layout" svg:width="3.914cm" svg:height="0.619cm" svg:x="64.279cm" svg:y="3.661cm">
          <draw:text-box>
            <text:p text:style-name="P6"><text:span text:style-name="T1">&amp; others</text:span></text:p>
          </draw:text-box>
        </draw:frame>
        <draw:frame draw:style-name="gr70" draw:text-style-name="P29" draw:layer="layout" svg:width="2.628cm" svg:height="1.7cm" svg:x="44.044cm" svg:y="26.67cm">
          <draw:image xlink:href="Pictures/1000000100000154000000DC1ED93A1A9EB404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128" draw:style="rect" draw:dots1="1" draw:dots1-length="0.275cm" draw:distance="0.172cm"/>
    <draw:stroke-dash draw:name="stroke-dash131" draw:style="rect" draw:dots1="1" draw:dots1-length="0.287cm" draw:distance="0.179cm"/>
    <draw:stroke-dash draw:name="stroke-dash134" draw:style="rect" draw:dots1="1" draw:dots1-length="0.248cm" draw:distance="0.155cm"/>
    <draw:stroke-dash draw:name="stroke-dash137" draw:style="rect" draw:dots1="1" draw:dots1-length="0.255cm" draw:distance="0.159cm"/>
    <draw:stroke-dash draw:name="stroke-dash140" draw:style="rect" draw:dots1="1" draw:dots1-length="0.286cm" draw:distance="0.179cm"/>
    <draw:stroke-dash draw:name="stroke-dash143" draw:style="rect" draw:dots1="1" draw:dots1-length="0.279cm" draw:distance="0.174cm"/>
    <draw:stroke-dash draw:name="stroke-dash32" draw:style="rect" draw:dots1="1" draw:dots1-length="0.247cm" draw:distance="0.154cm"/>
    <draw:stroke-dash draw:name="stroke-dash41" draw:style="rect" draw:dots1="1" draw:dots1-length="0.264cm" draw:distance="0.165cm"/>
    <draw:stroke-dash draw:name="stroke-dash44" draw:style="rect" draw:dots1="1" draw:dots1-length="0.267cm" draw:distance="0.167cm"/>
    <draw:stroke-dash draw:name="stroke-dash53" draw:style="rect" draw:dots1="1" draw:dots1-length="0.286cm" draw:distance="0.178cm"/>
    <draw:stroke-dash draw:name="stroke-dash58" draw:style="rect" draw:dots1="1" draw:dots1-length="0.261cm" draw:distance="0.163cm"/>
    <draw:stroke-dash draw:name="stroke-dash61" draw:style="rect" draw:dots1="1" draw:dots1-length="0.271cm" draw:distance="0.169cm"/>
    <draw:stroke-dash draw:name="stroke-dash64" draw:style="rect" draw:dots1="1" draw:dots1-length="0.281cm" draw:distance="0.176cm"/>
    <draw:stroke-dash draw:name="stroke-dash69" draw:style="rect" draw:dots1="1" draw:dots1-length="0.28cm" draw:distance="0.175cm"/>
    <draw:stroke-dash draw:name="stroke-dash72" draw:style="rect" draw:dots1="1" draw:dots1-length="0.296cm" draw:distance="0.18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1.12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7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6:00:35.613711598</dc:date>
    <meta:editing-duration>PT1H48M40S</meta:editing-duration>
    <meta:editing-cycles>10</meta:editing-cycles>
    <meta:generator>LibreOffice/7.6.1.2$MacOSX_AARCH64 LibreOffice_project/f5defcebd022c5bc36bbb79be232cb6926d8f674</meta:generator>
    <meta:document-statistic meta:object-count="336"/>
  </office:meta>
</office:document-meta>
</file>